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0"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1"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style:paragraph-properties fo:text-align="start" style:writing-mode="lr-tb"/>
      <style:text-properties fo:font-size="10pt" style:font-size-asian="10pt" style:font-size-complex="10pt"/>
    </style:style>
    <style:style style:name="P7" style:family="paragraph">
      <loext:graphic-properties draw:fill="none"/>
      <style:text-properties fo:font-size="10pt" style:font-size-asian="10pt" style:font-size-complex="10pt"/>
    </style:style>
    <style:style style:name="P8" style:family="paragraph">
      <style:paragraph-properties fo:text-align="start" style:writing-mode="lr-tb"/>
      <style:text-properties fo:font-size="13pt" style:font-size-asian="13pt" style:font-size-complex="13pt"/>
    </style:style>
    <style:style style:name="P9" style:family="paragraph">
      <loext:graphic-properties draw:fill="none"/>
      <style:text-properties fo:font-size="13pt" style:font-size-asian="13pt" style:font-size-complex="13pt"/>
    </style:style>
    <style:style style:name="T1" style:family="text">
      <style:text-properties fo:color="#000000" style:font-name="DejaVu Sans" fo:font-size="15.1000003814697pt" style:font-size-asian="15.1000003814697pt" style:font-name-complex="DejaVu Sans" style:font-size-complex="15.1000003814697pt"/>
    </style:style>
    <style:style style:name="T2" style:family="text">
      <style:text-properties fo:color="#000000" style:font-name="DejaVu Sans" fo:font-size="10pt" style:font-size-asian="10pt" style:font-name-complex="DejaVu Sans" style:font-size-complex="10pt"/>
    </style:style>
    <style:style style:name="T3" style:family="text">
      <style:text-properties fo:color="#000000" style:font-name="DejaVu Sans" fo:font-size="13pt" style:font-size-asian="13pt" style:font-name-complex="DejaVu Sans"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497cm" svg:height="0.29cm" svg:x="14.805cm" svg:y="16.565cm" svg:viewBox="0 0 1498 291" svg:d="M182 146c0 47-8 83-25 108s-42 37-73 37c-21 0-38-4-51-13s-22-24-28-43l33-6c7 23 23 34 46 34 20 0 36-9 47-28 11-18 16-44 17-79-5 12-14 21-27 28-12 7-26 11-41 11-24 0-44-9-58-25-15-17-22-39-22-68 0-28 8-51 24-67s38-24 66-24c30 0 53 11 69 33 15 22 23 56 23 102zM144 112c0-22-5-40-15-53-10-14-23-20-40-20s-30 5-40 17c-9 11-14 27-14 46 0 21 5 36 14 48 10 11 23 17 40 17 10 0 19-2 28-7 8-4 15-11 20-19s7-18 7-29zM201 291l79-291h31l-79 291zM511 198c0 29-8 52-24 68-15 17-37 25-64 25-31 0-54-11-70-34s-24-56-24-99c0-48 8-84 25-110 17-25 41-37 72-37 41 0 67 18 77 55l-33 6c-7-22-22-33-45-33-19 0-35 9-46 27-11 19-16 47-16 82 6-12 15-21 27-27 11-6 24-9 39-9 25 0 45 7 60 23 14 16 22 37 22 63zM475 200c0-20-4-35-14-46-10-10-23-16-40-16s-30 5-40 15c-10 9-15 22-15 39 0 21 6 38 16 51 10 14 24 20 40 20 17 0 30-5 39-17 10-11 14-26 14-46zM528 291l80-291h30l-78 291zM655 287v-24c7-15 15-28 25-40 9-11 19-22 29-31 11-10 21-18 31-26 11-8 20-16 28-24s15-16 20-25c5-10 7-20 7-31 0-15-4-26-13-35-8-8-20-12-36-12-15 0-27 4-37 12-9 8-15 19-16 34l-36-3c3-22 12-39 28-52s36-19 61-19c27 0 48 6 63 19s22 31 22 55c0 11-2 21-7 32s-12 21-22 32c-9 10-27 26-54 48-15 12-27 23-35 33-9 9-15 19-19 28h141v29zM1061 151c0 46-8 80-24 104s-40 36-71 36-55-12-71-35c-16-24-24-59-24-105 0-47 8-82 23-106 16-23 40-34 73-34 32 0 56 11 71 35 15 23 23 58 23 105zM1026 151c0-39-5-68-14-86-9-17-24-26-45-26s-37 8-46 26c-9 17-14 47-14 86s5 67 14 85c10 18 25 27 45 27 21 0 36-9 45-28 10-18 15-46 15-84zM1107 287v-29h69v-210l-61 44v-33l64-44h32v243h66v29zM1498 146c0 47-9 83-26 108s-41 37-73 37c-21 0-38-4-51-13-12-9-22-24-27-43l33-6c7 23 22 34 46 34 20 0 35-9 46-28 11-18 17-44 17-79-5 12-14 21-26 28-13 7-26 11-41 11-25 0-44-9-59-25-14-17-22-39-22-68 0-28 8-51 24-67s38-24 67-24c30 0 53 11 68 33 16 22 24 56 24 102zM1460 112c0-22-5-40-15-53-10-14-24-20-40-20-17 0-30 5-40 17-10 11-14 27-14 46 0 21 4 36 14 48 10 11 23 17 39 17 10 0 20-2 28-7 9-4 16-11 20-19 5-8 8-18 8-29z">
          <text:p/>
        </draw:path>
        <draw:path draw:style-name="gr2" draw:text-style-name="P2" draw:layer="layout" svg:width="1.502cm" svg:height="0.296cm" svg:x="14.802cm" svg:y="16.562cm" svg:viewBox="0 0 1503 297" svg:d="M188 149c0 47-9 84-26 109-18 26-43 39-75 39-22 0-40-5-53-14s-23-24-28-45l-1-3h3l33-5 2-1 1 3c7 21 21 31 43 31 19 0 34-8 44-26 11-18 16-44 17-78h3l2 1c-5 12-14 22-27 30-13 7-27 10-43 10-25 0-45-8-60-26-15-17-23-40-23-69s8-52 25-69c16-17 39-25 68-25 31 0 55 12 71 35 16 22 24 57 24 103zM182 149c0-46-7-78-23-100-15-22-36-33-66-33-28 0-49 8-64 24-16 16-23 37-23 65s7 49 21 66c14 16 32 24 56 24 15 0 28-4 40-10 12-7 20-16 25-27l6-13v14c-1 35-7 62-18 81s-28 29-49 29c-24 0-41-12-48-36l2-1 1 3-33 5-1-2 3-1c5 19 14 33 26 42 13 8 29 12 50 12 31 0 54-11 70-36 17-25 25-60 25-106zM145 115c0-22-5-39-15-52-10-12-22-18-38-18s-28 5-37 16c-10 11-14 25-14 44 0 20 4 35 14 46 9 11 21 16 37 16 9 0 18-2 26-6 8-5 15-10 19-18 5-9 8-17 8-28zM150 115c0 11-2 22-8 30-5 9-12 16-21 21s-19 7-29 7c-17 0-32-6-42-18s-15-29-15-50c0-20 5-36 15-48s25-18 42-18 32 7 43 21c10 14 15 32 15 55zM201 293l80-291v-2h2 31 4l-1 4-79 291v2h-3-31-3zM204 291h31v3l-2-1 78-291 3 1v3h-31v-3l3 1-79 291-3-1zM517 201c0 30-9 53-25 70s-38 26-66 26c-31 0-56-12-72-35-17-24-25-57-25-101 0-48 8-86 25-111 18-26 43-39 75-39 42 0 69 19 80 57l1 3-3 1-33 6h-3l-1-2c-6-22-20-31-42-31-19 0-33 8-43 26-11 18-16 45-16 80h-3l-2-2c6-12 15-21 27-28 12-6 26-9 41-9 26 0 47 8 62 24s23 38 23 65zM511 201c0-26-7-46-21-61-15-15-34-23-58-23-15 0-27 3-38 9s-19 15-26 26l-5 10v-11c0-36 6-64 17-83s28-29 48-29c24 0 41 12 48 35l-3 1v-3l33-6v3l-3 1c-10-36-34-54-74-54-31 0-53 12-70 37-16 25-25 61-25 108 0 43 8 75 24 97 16 23 38 33 68 33 27 0 47-7 62-24 15-16 23-37 23-66zM476 203c0-19-5-33-14-44-9-10-22-15-38-15s-28 5-38 14c-9 9-14 21-14 37 0 20 5 37 15 49 10 13 22 19 38 19s28-5 37-15c9-11 14-26 14-45zM481 203c0 20-5 37-15 48-10 12-24 18-41 18s-31-7-42-21-16-32-16-53c0-17 5-32 15-41 11-10 25-15 42-15s32 5 42 17c10 11 15 27 15 47zM529 293l79-291 1-2h2 30 4l-1 4-79 291v2h-2-32-3zM531 291h32v3l-3-1 78-291 3 1v3h-30v-3l2 1-79 291-3-1zM656 290v-24-1c7-16 15-29 24-41 10-11 20-22 30-31 11-10 21-18 32-26 10-8 19-16 27-24s15-16 19-25c5-8 8-18 8-29 0-14-4-25-13-32-8-8-19-12-34-12-14 0-26 4-35 11-9 8-14 18-16 32v3h-3l-35-3-3-1v-3c3-22 13-40 29-53 16-14 38-20 63-20 28 0 50 7 65 20s23 33 23 57c0 11-3 23-7 34-5 10-13 21-22 32-10 10-28 26-55 48l-2-2 2 2c-15 12-27 23-35 33-9 9-15 18-19 27l-2-1v-3h141 3v3 29 3h-3-180-2zM658 288h180v2h-2v-29h2v3h-141-5l2-4c4-10 11-19 20-29 8-10 20-21 35-33 27-22 45-38 54-48 10-10 17-21 21-31 5-10 7-21 7-31 0-23-7-40-21-53-14-12-34-19-61-19-25 0-44 7-59 19-16 13-25 29-27 50h-3v-3l36 3v3h-3c1-15 8-28 18-36s23-13 38-13c16 0 29 5 38 13 10 9 14 22 14 37 0 12-2 23-8 32-5 9-12 18-20 26s-18 16-28 24-20 17-31 26c-10 9-20 19-29 31-10 11-17 24-24 39l-3-1h3v24h-3zM1067 154c0 46-8 82-25 106-16 24-41 37-74 37-32 0-57-13-73-37s-24-60-24-106c0-47 8-83 24-107 15-24 41-36 75-36 33 0 58 12 73 36 16 24 24 61 24 107zM1061 154c0-45-7-81-22-104-15-22-37-34-69-34-33 0-56 11-71 34s-22 58-22 104 8 80 23 103 37 34 68 34c32 0 54-11 70-34 15-24 23-58 23-103zM1026 154c0-39-5-67-13-85-9-16-23-24-43-24-21 0-35 7-44 24s-14 46-14 85 5 66 14 84c9 17 23 25 42 25 21 0 35-8 44-26s14-45 14-83zM1031 154c0 38-4 67-14 86s-26 29-49 29c-21 0-37-10-47-29-10-18-15-47-15-86 0-40 5-70 15-88 9-18 26-27 49-27 22 0 38 10 48 28 9 18 13 48 13 87zM1107 290v-29-3h3 69v3h-3v-210h3l2 2-62 44-4 3v-5-33-2l1-1 64-44h1 1 32 3v3 243h-3v-3h66 3v3 29 3h-3-170-3zM1110 288h170v2h-3v-29h3v3h-66-3v-3-243h3v2h-32v-2l2 2-65 44-1-2h3v33h-3l-2-3 61-44 5-3v6 210 3h-3-69v-3h3v29h-3zM1503 149c0 47-8 84-26 109-17 26-42 39-75 39-21 0-39-5-52-14s-23-24-29-45l-1-3h3l34-5 2-1 1 3c6 21 20 31 43 31 19 0 33-8 44-26 10-18 16-44 17-78h2l3 1c-5 12-15 22-28 30-12 7-27 10-42 10-25 0-46-8-61-26-15-17-23-40-23-69s9-52 25-69c17-17 40-25 69-25 31 0 55 12 71 35 16 22 23 57 23 103zM1498 149c0-46-8-78-23-100s-37-33-66-33c-28 0-49 8-65 24-15 16-23 37-23 65s7 49 21 66c15 16 33 24 57 24 14 0 27-4 40-10 12-7 20-16 25-27l5-13v14c0 35-6 62-17 81-12 19-28 29-49 29-25 0-41-12-49-36l3-1 1 3-34 5v-2l3-1c5 19 14 33 26 42 12 8 29 12 49 12 31 0 54-11 71-36s25-60 25-106zM1460 115c0-22-5-39-14-52-10-12-22-18-38-18-17 0-29 5-38 16s-14 25-14 44c0 20 5 35 14 46s21 16 37 16c10 0 19-2 27-6 8-5 14-10 19-18 5-9 7-17 7-28zM1466 115c0 11-3 22-8 30-5 9-13 16-22 21-8 5-18 7-29 7-17 0-31-6-41-18s-15-29-15-50c0-20 5-36 15-48s24-18 42-18c17 0 32 7 42 21s16 32 16 55z">
          <text:p/>
        </draw:path>
        <draw:path draw:style-name="gr2" draw:text-style-name="P2" draw:layer="layout" svg:width="0.626cm" svg:height="0.29cm" svg:x="15.141cm" svg:y="18.85cm" svg:viewBox="0 0 627 291" svg:d="M178 287l-147-232 1 19 1 32v181h-33v-272h43l148 234c-1-26-2-44-2-55v-179h33v272zM257 291l79-291h31l-79 291zM589 287l-31-79h-124l-31 79h-38l111-272h41l110 272zM496 43l-2 5c-3 11-8 24-14 41l-35 90h102l-35-90c-4-9-7-19-11-31z">
          <text:p/>
        </draw:path>
        <draw:path draw:style-name="gr2" draw:text-style-name="P2" draw:layer="layout" svg:width="0.632cm" svg:height="0.296cm" svg:x="15.139cm" svg:y="18.847cm" svg:viewBox="0 0 633 297" svg:d="M176 292l-145-232 2-2h3l1 19 1 32v181 3h-3-33-2v-3-272-3h2 43 2l1 1 147 234-3 2h-3c-1-25-2-44-2-55v-179-3h3 33 3v3 272 3h-3-44-2zM179 288h44v2h-3v-272h3v3h-33v-3h3v179c0 11 0 29 2 54l1 11-6-9-147-234 2-1v3h-43v-3h3v272h-3v-2h33v2h-3v-181h3-3l-1-32h3-3l-1-19v-11l6 10 145 232-2 1zM255 294l79-291 1-3h2 32 3l-1 4-79 291-1 2h-2-31-4zM258 291h31v3h-3l80-291h3v3h-32v-3l3 1-80 291-2-1zM588 291l-31-79 3-1v3h-124v-3l3 1-31 79-1 2h-2-38-4l1-4 111-272 1-2h2 41 2l1 2 109 272 2 4h-4-38-2zM591 288h38v2l-3 1-109-272 2-1v3h-41v-3l2 1-111 273-2-2v-2h38v2l-3-1 31-79 1-2h2 124 2l1 2 31 79-3 1zM501 46l-2 6-3-1 3 1c-3 10-8 24-14 41l-35 90-3-1v-4h102v4l-3 1-35-90 3-1-3 1c-3-9-7-19-10-31l2-1-2 1-6-16h3zM501 45l5 16c4 11 7 21 11 30l35 89 1 5h-4-102-4l2-5 34-89 3 1-3-1c7-17 11-30 15-41l1-5 3-9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olygon draw:style-name="gr2" draw:text-style-name="P2" draw:layer="layout" svg:width="0cm" svg:height="0cm" svg:x="0cm" svg:y="0cm" svg:viewBox="0 0 0 0" draw:points="0,0">
          <text:p/>
        </draw:polygon>
        <draw:path draw:style-name="gr2" draw:text-style-name="P2" draw:layer="layout" svg:width="2.418cm" svg:height="0.354cm" svg:x="18.623cm" svg:y="16.294cm" svg:viewBox="0 0 2419 355" svg:d="M181 273l-108-131-36 27v104h-37v-273h37v137l131-137h43l-115 118 131 155zM312 277c-21 0-36-6-47-17-10-11-16-26-16-45 0-22 7-38 22-50 14-12 37-18 68-19h47v-12c0-18-3-30-11-37-7-8-18-11-34-11-15 0-26 2-33 8-8 5-12 13-13 25l-36-3c5-38 33-57 83-57 26 0 46 6 59 18 14 12 20 30 20 54v89c0 11 2 19 4 24 3 5 8 8 16 8 3 0 7-1 11-2v22c-9 2-18 3-27 3-13 0-22-4-28-10-6-7-9-18-10-32h-1c-9 16-19 27-31 34s-26 10-43 10zM320 251c13 0 24-3 34-9s18-14 24-24c5-10 8-20 8-31v-17l-38 1c-16 0-29 2-37 5s-15 8-19 14c-5 6-7 15-7 25 0 12 3 20 9 27 6 6 15 9 26 9zM613 273v-132c0-14-2-26-4-33-3-8-7-13-13-17-6-3-15-5-26-5-17 0-30 6-40 17-9 12-14 29-14 49v121h-35v-165c0-24 0-39-1-45h33c0 1 0 3 0 5 0 3 0 7 1 10 0 4 0 11 0 21h1c8-14 17-25 27-31 11-6 24-9 40-9 22 0 39 6 50 17 10 12 16 31 16 58v139zM781 355c-23 0-41-5-55-14-13-8-22-21-26-38l35-5c2 10 7 17 15 23 8 5 19 7 31 7 35 0 52-20 52-60v-34c-7 14-16 24-27 30-11 7-25 10-40 10-26 0-45-8-57-25s-18-44-18-80c0-37 7-65 20-83 13-17 32-26 59-26 15 0 27 3 38 10s19 17 25 29h1c0-4 0-11 0-20 1-10 2-15 2-16h33c-1 7-1 22-1 43v161c0 59-29 88-87 88zM833 169c0-17-2-32-7-44-4-14-11-23-19-29-9-7-18-10-29-10-18 0-30 6-39 19-8 13-12 35-12 64 0 28 4 49 12 61 7 13 20 19 39 19 11 0 20-3 29-10 8-6 15-15 19-27 5-13 7-27 7-43zM976 277c-21 0-37-6-47-17-11-11-16-26-16-45 0-22 7-38 21-50s37-18 69-19h47v-12c0-18-4-30-11-37-7-8-19-11-34-11-16 0-27 2-34 8-7 5-11 13-13 25l-36-3c6-38 34-57 84-57 26 0 46 6 59 18s20 30 20 54v89c0 11 1 19 4 24s8 8 15 8c4 0 7-1 12-2v22c-9 2-18 3-27 3-13 0-22-4-28-10-6-7-9-18-10-32h-1c-9 16-20 27-31 34-12 7-26 10-43 10zM984 251c12 0 24-3 34-9s17-14 23-24 9-20 9-31v-17l-38 1c-17 0-29 2-37 5-9 3-15 8-20 14-4 6-7 15-7 25 0 12 3 20 10 27 6 6 14 9 26 9zM1145 273v-161c0-15-1-31-2-49h33c1 24 2 38 2 43 6-18 12-30 20-37 7-6 17-10 30-10 5 0 9 1 14 2v32c-4-1-11-2-18-2-15 0-26 6-33 19-8 13-12 31-12 54v109zM1451 168c0 37-8 64-25 82-16 18-39 27-70 27-30 0-53-9-69-28-15-19-23-46-23-81 0-73 31-109 94-109 31 0 55 9 70 27 15 17 23 45 23 82zM1414 168c0-28-4-50-13-63-8-13-23-20-43-20s-35 7-44 20-14 35-14 63 5 49 14 62c9 14 23 21 42 21 21 0 36-7 45-20s13-34 13-63zM1672 168c0 37-8 64-24 82s-40 27-70 27c-31 0-54-9-69-28-16-19-24-46-24-81 0-73 31-109 94-109 32 0 55 9 70 27 15 17 23 45 23 82zM1635 168c0-28-4-50-13-63-8-13-22-20-43-20-20 0-35 7-44 20s-13 35-13 63 4 49 13 62c9 14 23 21 42 21 21 0 36-7 45-20s13-34 13-63zM1893 168c0 72-26 109-77 109-32 0-54-12-65-36h-1c1 1 1 11 1 32v82h-35v-249c0-22 0-36-1-43h34c0 1 0 3 0 6 1 3 1 8 1 14 1 7 1 11 1 14h1c6-13 14-22 24-28s24-9 40-9c26 0 45 8 58 25 13 18 19 46 19 83zM1856 168c0-29-3-50-11-63-8-12-21-19-38-19-13 0-24 3-32 9s-14 15-18 28c-4 12-6 28-6 48 0 28 5 48 13 61 9 13 23 19 43 19 17 0 30-6 38-19 7-13 11-34 11-64zM1992 277c-21 0-37-6-47-17-11-11-17-26-17-45 0-22 8-38 22-50s37-18 69-19h47v-12c0-18-4-30-11-37-7-8-19-11-34-11-16 0-27 2-34 8-7 5-11 13-13 25l-36-3c6-38 34-57 84-57 26 0 46 6 59 18s20 30 20 54v89c0 11 1 19 4 24s8 8 15 8c4 0 7-1 12-2v22c-9 2-18 3-27 3-13 0-22-4-28-10-6-7-9-18-10-32h-1c-9 16-20 27-31 34-12 7-26 10-43 10zM2000 251c12 0 24-3 34-9s17-14 23-24 9-20 9-31v-17l-38 1c-17 0-29 2-37 5-9 3-15 8-20 14-4 6-7 15-7 25 0 12 3 20 10 27 6 6 14 9 26 9zM2360 273h-41l-36-148-7-33c-1 6-3 14-6 25-2 12-15 63-39 156h-40l-58-210h34l35 143c1 3 4 16 8 38l4-14 43-167h38l36 145 9 36 6-27 39-154h34z">
          <text:p/>
        </draw:path>
        <draw:path draw:style-name="gr2" draw:text-style-name="P2" draw:layer="layout" svg:width="2.423cm" svg:height="0.358cm" svg:x="18.621cm" svg:y="16.292cm" svg:viewBox="0 0 2424 359" svg:d="M182 275l-109-131 2-1 1 1-36 27-1-1h2v104 2h-2-37-2v-2-272-2h2 37 2v2 136h-2l-1-1 131-136v-1h1 43 5l-3 4-116 118-1-2 1-1 131 154 3 3h-4-46-1zM183 272h46v2l-2 1-131-153-1-2 1-1 116-118 1 1v2h-43v-2l1 2-130 136-4 3v-5-136h2v2h-37v-2h2v272h-2v-2h37v2h-2v-104-1l1-1 35-27 2-1 1 2 109 131-2 1zM314 280c-21 0-38-6-48-17-11-12-17-28-17-47 0-22 8-40 22-52 15-11 38-18 70-19h47v2h-2v-12c0-16-3-28-10-35s-17-10-33-10c-15 0-26 2-32 7-7 5-11 13-12 24l-1 2h-1l-37-3h-2l1-3c6-38 35-58 85-58 27 0 47 7 61 19 13 12 20 31 20 54v89c0 11 2 18 4 23 3 4 7 7 14 7 3 0 7-1 11-2h2v2 22 1l-1 1c-9 2-18 3-28 3-13 0-23-4-29-11s-10-18-11-33h2v2h-1v-2l2 1c-9 16-20 28-32 35-12 6-27 10-44 10zM314 276c17 0 31-3 42-10 12-6 22-17 30-33l1-1h1 1 2v2c1 14 4 24 10 30 5 7 14 10 26 10 9 0 18-1 27-3v2h-2v-22h2l1 2c-5 1-9 1-12 1-8 0-14-3-17-8-3-6-5-14-5-25v-89c0-23-6-39-19-51s-32-18-58-18c-49 0-76 18-82 55h-1v-2l36 3v2h-2c1-12 6-21 13-27 8-5 20-8 35-8 16 0 28 4 36 11 7 8 11 21 11 38v12 2h-2-47v-2 2c-31 1-53 7-67 18-14 12-21 27-21 49 0 19 5 33 16 44 10 11 25 16 45 16zM322 250c13 0 24-3 33-9 10-5 17-13 23-23s8-19 8-30v-17h2v2l-38 1c-16 0-28 2-36 5s-14 7-19 13c-4 6-6 14-6 24 0 11 3 19 9 25 5 6 13 9 24 9zM322 254c-11 0-21-4-27-10-7-7-10-16-10-28 0-10 2-19 7-26s12-12 20-15c9-3 22-5 38-5v2-2l38-1h2v2 17c0 11-3 22-9 32-6 11-14 19-24 25s-22 9-35 9zM613 274v-132c0-14-2-24-4-32-3-7-7-12-12-15-6-3-14-5-25-5-17 0-29 6-38 17-10 11-14 26-14 46v121 2h-2-35-2v-2-164c0-24 0-39-1-44v-3h2 33 1l1 2c0 1 0 3 0 5 0 3 0 6 1 10 0 4 0 11 0 21h-2v-2h1v2l-2-1c8-15 18-25 28-31 11-6 25-10 41-10 23 0 40 6 51 18s17 31 17 58v139 2h-2-35-2zM615 272h35v2h-2v-139c0-26-5-44-16-55-10-11-26-17-48-17-16 0-28 3-39 9-10 6-19 16-26 30l-1 1h-1-1-2v-2c0-10 0-17 0-21-1-3-1-7-1-9 0-3 0-5 0-5l2-1v2h-33v-2h2c1 6 1 21 1 45v164h-2v-2h35v2h-2v-121c0-21 5-37 15-49s24-18 41-18c11 0 21 2 27 6 6 3 11 9 14 17 2 8 4 19 4 33v132h-2zM783 359c-24 0-42-5-56-14s-23-22-27-40v-2l2-1 35-5h1l1 2c2 9 7 17 14 22 8 5 18 8 30 8 34 0 50-19 50-60v-34h2v2-2l2 1c-7 14-16 24-28 31s-26 10-41 10c-26 0-46-8-58-26-12-17-19-44-19-81s7-65 20-83 34-27 61-27c15 0 28 4 39 10 11 7 20 17 26 30l-2 1v-2h1v2h-2c0-4 0-11 1-20 0-10 1-15 1-17l1-1h1 33 2v3c-1 6-1 21-1 42v160c0 60-30 91-89 91zM783 355c57 0 85-28 85-87v-160c0-21 0-36 1-43h2v2h-33v-2l2 1c-1 1-1 6-2 15 0 10 0 16 0 20v2h-2-1-1v-1c-6-12-14-22-25-28-10-7-23-10-37-10-26 0-45 8-58 26-12 17-19 43-19 80 0 36 6 62 18 79 12 16 30 25 55 25 15 0 28-4 39-10 11-7 20-17 26-30l1-1h1 2v2 34c0 42-18 63-54 63-13 0-24-2-32-8-8-5-14-13-16-24l2-1v2l-35 5v-2h2c4 17 12 29 25 38s31 13 54 13zM833 170c0-17-2-31-6-44-5-12-11-21-19-27-9-6-17-9-28-9-17 0-29 6-37 18-8 13-12 33-12 62 0 28 4 48 11 60 8 12 20 18 38 18 10 0 19-3 28-9 8-7 14-15 19-27 4-12 6-26 6-42zM837 170c0 16-2 31-7 43-4 12-11 22-20 29-9 6-19 10-30 10-19 0-33-7-41-20s-12-34-12-62c0-29 4-51 13-64 8-13 22-20 40-20 11 0 21 3 30 10s16 17 20 29c5 13 7 27 7 45zM978 280c-21 0-38-6-49-17-11-12-16-28-16-47 0-22 7-40 22-52 14-11 38-18 70-19h47v2h-2v-12c0-16-4-28-11-35-6-7-17-10-32-10s-26 2-33 7c-6 5-10 13-12 24v2h-2l-36-3h-2v-3c6-38 35-58 86-58 26 0 47 7 60 19 14 12 21 31 21 54v89c0 11 1 18 4 23 2 4 6 7 13 7 3 0 7-1 11-2h3v2 22 1l-2 1c-9 2-18 3-27 3-13 0-24-4-30-11s-9-18-10-33h2v2h-1v-2l1 1c-9 16-19 28-31 35-12 6-27 10-44 10zM978 276c16 0 30-3 42-10 11-6 21-17 30-33l1-1h1 1 2v2c1 14 4 24 9 30 6 7 14 10 27 10 9 0 18-1 26-3l1 2h-2v-22h2v2c-4 1-8 1-12 1-8 0-14-3-17-8-3-6-4-14-4-25v-89c0-23-7-39-19-51-13-12-32-18-58-18-50 0-76 18-82 55h-2v-2l36 3v2h-2c2-12 6-21 14-27 7-5 19-8 35-8s28 4 35 11c8 8 12 21 12 38v12 2h-2-47v-2 2c-32 1-54 7-68 18-13 12-20 27-20 49 0 19 5 33 15 44s25 16 46 16zM986 250c12 0 23-3 33-9 9-5 17-13 22-23 6-10 9-19 9-30v-17h2v2l-38 1c-16 0-29 2-37 5s-14 7-18 13-7 14-7 24c0 11 3 19 9 25s14 9 25 9zM986 254c-12 0-21-4-28-10-6-7-10-16-10-28 0-10 3-19 8-26 4-7 11-12 20-15s21-5 38-5v2-2l38-1h2v2 17c0 11-3 22-9 32-6 11-14 19-24 25s-22 9-35 9zM1145 274v-160c0-15-1-31-2-49v-2h2 33 2v2c1 24 2 38 2 43h-2v-2 2l-1-1c5-18 12-30 19-37 8-7 19-11 32-11 5 0 10 1 15 2l1 1v1 32 3l-2-1c-5-1-11-2-18-2-14 0-24 6-32 18-7 12-11 29-11 52v109 2h-2-34-2zM1147 272h34v2h-2v-109c0-23 4-41 12-54s20-20 35-20c7 0 14 1 19 2l-1 2h-2v-32h2v2c-5-1-9-2-14-2-13 0-22 3-29 10-7 6-13 18-19 35v2h-2-2v-2c0-5-1-19-2-43h2v2h-33v-2h2c1 18 2 34 2 49v160h-2zM1455 169c0 37-9 65-25 83-16 19-41 28-72 28-30 0-54-10-70-29s-24-46-24-82c0-72 32-110 96-110 32 0 56 10 71 27 16 18 24 46 24 83zM1451 169c0-36-8-63-23-80-14-17-37-26-68-26-62 0-92 35-92 106 0 35 8 61 23 80 15 18 37 27 67 27 31 0 53-9 69-26 16-18 24-44 24-81zM1414 169c0-28-4-49-12-61-9-13-22-19-42-19s-34 6-42 19c-9 13-14 33-14 61s5 48 14 61c8 14 21 20 40 20 20 0 34-6 43-19s13-33 13-62zM1418 169c0 29-5 51-14 64-9 14-25 21-46 21-20 0-34-7-44-22-9-14-13-35-13-63s4-49 13-63c10-14 25-21 46-21s36 7 45 21c9 13 13 34 13 63zM1676 169c0 37-9 65-25 83-16 19-40 28-71 28s-55-10-71-29-24-46-24-82c0-72 33-110 96-110 32 0 56 10 72 27 15 18 23 46 23 83zM1672 169c0-36-8-63-22-80-15-17-38-26-69-26-62 0-92 35-92 106 0 35 8 61 23 80 15 18 38 27 68 27s52-9 68-26c16-18 24-44 24-81zM1635 169c0-28-4-49-12-61-8-13-22-19-42-19s-33 6-42 19-13 33-13 61 4 48 13 61c8 14 22 20 40 20 21 0 35-6 43-19 9-13 13-33 13-62zM1639 169c0 29-4 51-13 64-10 14-26 21-47 21-19 0-34-7-44-22-9-14-13-35-13-63s4-49 14-63c9-14 25-21 45-21 21 0 36 7 45 21 9 13 13 34 13 63zM1897 169c0 73-27 111-79 111-33 0-55-13-66-38h1v2h-1v-2l2-1c1 1 1 12 1 33v83 2h-2-35-2v-2-249c0-22 0-36-1-42v-3h2 34 1l1 2c0 0 0 2 0 6 1 3 1 8 1 14 1 7 1 11 1 14h-2v-2h1v2l-2-1c6-13 15-23 25-29s24-9 41-9c26 0 46 9 59 26 13 18 20 46 20 83zM1893 169c0-37-6-63-19-80-12-17-31-25-56-25-16 0-29 2-39 8s-18 15-24 28v1h-1-1-2v-2c0-3 0-7-1-14 0-6 0-11-1-14 0-3 0-5 0-5l2-1v2h-34v-2h2c1 7 1 21 1 43v249h-2v-2h35v2h-2v-83c0-20 0-31 0-32l-2-2h3 1 2v1c11 23 32 35 63 35 50 0 75-35 75-107zM1856 169c0-28-3-49-11-61s-19-18-36-18c-13 0-23 3-31 9-7 5-13 14-17 26s-6 28-6 47c0 27 4 47 13 60 8 12 22 18 41 18 17 0 28-6 36-18s11-33 11-63zM1860 169c0 30-4 52-12 65s-21 20-39 20c-20 0-35-7-44-20-9-14-14-34-14-62 0-20 2-36 6-48 4-13 11-22 19-28s19-10 33-10c18 0 31 7 39 20s12 34 12 63zM1994 280c-21 0-39-6-50-17-11-12-16-28-16-47 0-22 7-40 22-52 14-11 39-18 71-19h47v2h-2v-12c0-16-4-28-11-35-6-7-17-10-32-10s-26 2-33 7c-6 5-10 13-12 24v2h-2l-37-3h-2v-3c6-38 36-58 87-58 26 0 47 7 60 19 14 12 21 31 21 54v89c0 11 1 18 4 23 2 4 6 7 13 7 3 0 7-1 11-2h3v2 22 1l-2 1c-9 2-18 3-27 3-13 0-24-4-30-11s-9-18-10-33h2v2h-1v-2l1 1c-9 16-19 28-31 35-12 6-27 10-44 10zM1994 276c16 0 30-3 42-10 11-6 21-17 30-33l1-1h1 1 2v2c1 14 4 24 9 30 6 7 14 10 27 10 9 0 18-1 26-3l1 2h-2v-22h2v2c-4 1-8 1-12 1-8 0-14-3-17-8-3-6-4-14-4-25v-89c0-23-7-39-19-51-13-12-32-18-58-18-50 0-77 18-83 55h-2v-2l37 3v2h-2c2-12 6-21 14-27 7-5 19-8 35-8s28 4 35 11c8 8 12 21 12 38v12 2h-2-47v-2 2c-32 1-54 7-69 18-13 12-20 27-20 49 0 19 5 33 15 44s26 16 47 16zM2002 250c12 0 23-3 33-9 9-5 17-13 22-23 6-10 9-19 9-30v-17h2v2l-38 1c-16 0-29 2-37 5s-14 7-18 13-7 14-7 24c0 11 3 19 9 25s14 9 25 9zM2002 254c-12 0-21-4-28-10-6-7-11-16-11-28 0-10 4-19 9-26 4-7 11-12 20-15s21-5 38-5v2-2l38-1h2v2 17c0 11-3 22-9 32-6 11-14 19-24 25s-22 9-35 9zM2362 276h-41-1l-1-2-36-147-7-33h2 2c-1 6-3 14-6 25-2 11-15 63-39 155v2h-2-40-1l-1-2-58-208-1-3h3 34 1l1 2 35 142h-2l2-1c1 4 4 16 8 39h-2-1l3-15 43-165 1-2h1 38 1l1 2 36 143 9 37h-2-2l6-27 40-153v-2h1 34 3l-1 3-60 208v2zM2360 273l59-208h2v2h-34v-2l2 1-39 153-2-1 2 1-6 27-2 8-2-8-9-37h2-2l-36-143 2-1v2h-38v-2l2 1-43 165h-2 2l-4 15-2 8-1-8c-5-23-8-35-9-38l-35-142 2-1v2h-34v-2h2l58 208-2 1v-2h40v2l-2-1c24-92 37-144 40-155 2-10 4-19 5-25l2-9 2 9 7 33h-2 2l36 147-2 1v-2h41v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6.71cm" svg:height="4.1cm" svg:x="10.941cm" svg:y="4.994cm" svg:viewBox="0 0 6711 4101" svg:d="M1199 3041c335 637 1194 1060 2156 1060 961 0 1821-423 2155-1060h601c331 0 600-190 600-424v-849-282c0-235-269-425-600-425h-601c-334-638-1194-1061-2155-1061-962 0-1821 423-2156 1061h-599c-332 0-600 190-600 425v282 849c0 234 268 424 600 424z">
          <text:p/>
        </draw:path>
        <draw:polygon draw:style-name="gr7" draw:text-style-name="P1" draw:layer="layout" svg:width="0cm" svg:height="0cm" svg:x="14.296cm" svg:y="7.044cm" svg:viewBox="0 0 0 0" draw:points="0,0">
          <text:p/>
        </draw:polygon>
        <draw:path draw:style-name="gr6" draw:text-style-name="P3" draw:layer="layout" svg:width="6.71cm" svg:height="3.252cm" svg:x="10.941cm" svg:y="4.994cm" svg:viewBox="0 0 6711 3253" svg:d="M1199 2191c335 638 1194 1062 2156 1062 961 0 1821-424 2155-1062h601c331 0 600-189 600-424v-282c0-235-269-424-600-424h-601c-334-638-1194-1061-2155-1061-962 0-1821 423-2156 1061h-599c-332 0-600 189-600 424v282c0 235 268 424 600 424z">
          <text:p/>
        </draw:path>
        <draw:polygon draw:style-name="gr7" draw:text-style-name="P1" draw:layer="layout" svg:width="0cm" svg:height="0cm" svg:x="14.296cm" svg:y="7.044cm" svg:viewBox="0 0 0 0" draw:points="0,0">
          <text:p/>
        </draw:polygon>
        <draw:path draw:style-name="gr6" draw:text-style-name="P3" draw:layer="layout" svg:width="4.311cm" svg:height="1.909cm" svg:x="12.14cm" svg:y="7.185cm" svg:viewBox="0 0 4312 1910" svg:d="M0 849c335 638 1194 1061 2156 1061s1822-423 2156-1061v-849c-334 638-1194 1061-2156 1061s-1821-423-2156-1061z">
          <text:p/>
        </draw:path>
        <draw:polygon draw:style-name="gr7" draw:text-style-name="P1" draw:layer="layout" svg:width="0cm" svg:height="0cm" svg:x="14.296cm" svg:y="7.044cm" svg:viewBox="0 0 0 0" draw:points="0,0">
          <text:p/>
        </draw:polygon>
        <draw:path draw:style-name="gr6" draw:text-style-name="P3" draw:layer="layout" svg:width="1.22cm" svg:height="0.862cm" svg:x="11.037cm" svg:y="6.189cm" svg:viewBox="0 0 1221 863" svg:d="M820 829c160-57 261-172 261-298 0-184-211-333-470-333-261 0-471 149-471 333 0 126 101 241 261 298 65 22 136 34 210 34l610-431c0-239-273-432-610-432-338 0-611 193-611 432zM0 432c0 238 273 431 611 431 337 0 610-193 610-431l-610 431c72 0 144-12 209-34z">
          <text:p/>
        </draw:path>
        <draw:polygon draw:style-name="gr7" draw:text-style-name="P1" draw:layer="layout" svg:width="0cm" svg:height="0cm" svg:x="14.296cm" svg:y="7.044cm" svg:viewBox="0 0 0 0" draw:points="0,0">
          <text:p/>
        </draw:polygon>
        <draw:path draw:style-name="gr6" draw:text-style-name="P3" draw:layer="layout" svg:width="1.2cm" svg:height="1.273cm" svg:x="16.451cm" svg:y="6.761cm" svg:viewBox="0 0 1201 1274" svg:d="M0 1274h600c331 0 601-190 601-424v-850c0 236-270 425-601 425h-600z">
          <text:p/>
        </draw:path>
        <draw:polygon draw:style-name="gr7" draw:text-style-name="P1" draw:layer="layout" svg:width="0cm" svg:height="0cm" svg:x="14.296cm" svg:y="7.044cm" svg:viewBox="0 0 0 0" draw:points="0,0">
          <text:p/>
        </draw:polygon>
        <draw:path draw:style-name="gr6" draw:text-style-name="P3" draw:layer="layout" svg:width="1.199cm" svg:height="1.273cm" svg:x="10.941cm" svg:y="6.761cm" svg:viewBox="0 0 1200 1274" svg:d="M1200 1274v-849h-599c-333 0-601-189-601-425v850c0 234 268 424 601 424z">
          <text:p/>
        </draw:path>
        <draw:polygon draw:style-name="gr7" draw:text-style-name="P1" draw:layer="layout" svg:width="0cm" svg:height="0cm" svg:x="14.296cm" svg:y="7.044cm" svg:viewBox="0 0 0 0" draw:points="0,0">
          <text:p/>
        </draw:polygon>
        <draw:path draw:style-name="gr6" draw:text-style-name="P3" draw:layer="layout" svg:width="1.219cm" svg:height="0.862cm" svg:x="13.686cm" svg:y="6.189cm" svg:viewBox="0 0 1220 863" svg:d="M880 803c-79 39-173 60-269 60l-611-431c0 238 273 431 611 431 336 0 609-193 609-431zM1220 432c0-239-273-432-609-432-338 0-611 193-611 432l611 431c-97 0-191-21-270-60 162-80 377-80 539 0z">
          <text:p/>
        </draw:path>
        <draw:polygon draw:style-name="gr7" draw:text-style-name="P1" draw:layer="layout" svg:width="0cm" svg:height="0cm" svg:x="14.296cm" svg:y="7.044cm" svg:viewBox="0 0 0 0" draw:points="0,0">
          <text:p/>
        </draw:polygon>
        <draw:path draw:style-name="gr6" draw:text-style-name="P3" draw:layer="layout" svg:width="1.219cm" svg:height="0.862cm" svg:x="16.335cm" svg:y="6.189cm" svg:viewBox="0 0 1220 863" svg:d="M611 863c72 0 144-12 208-34-131-47-286-47-417 0 65 22 136 34 209 34l609-431c0-239-273-432-609-432-337 0-611 193-611 432zM0 432c0 238 274 431 611 431 336 0 609-193 609-431z">
          <text:p/>
        </draw:path>
        <draw:polygon draw:style-name="gr7" draw:text-style-name="P1" draw:layer="layout" svg:width="0cm" svg:height="0cm" svg:x="14.296cm" svg:y="7.044cm" svg:viewBox="0 0 0 0" draw:points="0,0">
          <text:p/>
        </draw:polygon>
        <draw:path draw:style-name="gr6" draw:text-style-name="P3" draw:layer="layout" svg:width="1.219cm" svg:height="0.862cm" svg:x="13.686cm" svg:y="6.189cm" svg:viewBox="0 0 1220 863" svg:d="M0 432c0 238 273 431 611 431 336 0 609-193 609-431zM1220 432c0-239-273-432-609-432-338 0-611 193-611 432z">
          <text:p/>
        </draw:path>
        <draw:polygon draw:style-name="gr7" draw:text-style-name="P1" draw:layer="layout" svg:width="0cm" svg:height="0cm" svg:x="14.296cm" svg:y="7.044cm" svg:viewBox="0 0 0 0" draw:points="0,0">
          <text:p/>
        </draw:polygon>
        <draw:path draw:style-name="gr6" draw:text-style-name="P3" draw:layer="layout" svg:width="1.219cm" svg:height="0.862cm" svg:x="16.335cm" svg:y="6.189cm" svg:viewBox="0 0 1220 863" svg:d="M1220 432c0-239-273-432-609-432-337 0-611 193-611 432zM0 432c0 238 274 431 611 431 336 0 609-193 609-431z">
          <text:p/>
        </draw:path>
        <draw:polygon draw:style-name="gr7" draw:text-style-name="P1" draw:layer="layout" svg:width="0cm" svg:height="0cm" svg:x="14.296cm" svg:y="7.044cm" svg:viewBox="0 0 0 0" draw:points="0,0">
          <text:p/>
        </draw:polygon>
        <draw:path draw:style-name="gr6" draw:text-style-name="P3" draw:layer="layout" svg:width="1.22cm" svg:height="0.862cm" svg:x="11.037cm" svg:y="6.189cm" svg:viewBox="0 0 1221 863" svg:d="M1221 432c0-239-273-432-610-432-338 0-611 193-611 432zM0 432c0 238 273 431 611 431 337 0 610-193 610-431z">
          <text:p/>
        </draw:path>
        <draw:polygon draw:style-name="gr7" draw:text-style-name="P1" draw:layer="layout" svg:width="0cm" svg:height="0cm" svg:x="14.296cm" svg:y="7.044cm" svg:viewBox="0 0 0 0" draw:points="0,0">
          <text:p/>
        </draw:polygon>
        <draw:path draw:style-name="gr6" draw:text-style-name="P3" draw:layer="layout" svg:width="0.94cm" svg:height="0.664cm" svg:x="13.826cm" svg:y="6.387cm" svg:viewBox="0 0 941 665" svg:d="M941 332c0 8-1 16-2 25-10 99-83 190-199 248-80 39-174 60-270 60-97 0-191-21-270-60-115-58-188-149-199-248-1-9-1-17-1-25 0-184 210-332 470-332s471 148 471 332z">
          <text:p/>
        </draw:path>
        <draw:polygon draw:style-name="gr7" draw:text-style-name="P1" draw:layer="layout" svg:width="0cm" svg:height="0cm" svg:x="14.296cm" svg:y="7.044cm" svg:viewBox="0 0 0 0" draw:points="0,0">
          <text:p/>
        </draw:polygon>
        <draw:path draw:style-name="gr6" draw:text-style-name="P3" draw:layer="layout" svg:width="0.939cm" svg:height="0.664cm" svg:x="16.475cm" svg:y="6.387cm" svg:viewBox="0 0 940 665" svg:d="M678 631c160-58 262-173 262-299 0-184-211-332-470-332-260 0-470 148-470 332 0 126 101 241 261 299 65 22 136 34 209 34 72 0 144-12 208-34z">
          <text:p/>
        </draw:path>
        <draw:polygon draw:style-name="gr7" draw:text-style-name="P1" draw:layer="layout" svg:width="0cm" svg:height="0cm" svg:x="14.296cm" svg:y="7.044cm" svg:viewBox="0 0 0 0" draw:points="0,0">
          <text:p/>
        </draw:polygon>
        <draw:path draw:style-name="gr6" draw:text-style-name="P3" draw:layer="layout" svg:width="0.94cm" svg:height="0.63cm" svg:x="11.177cm" svg:y="6.387cm" svg:viewBox="0 0 941 631" svg:d="M680 631c160-57 261-172 261-298 0-185-211-333-471-333s-470 148-470 333c0 126 101 241 261 298 132-47 286-47 419 0z">
          <text:p/>
        </draw:path>
        <draw:polygon draw:style-name="gr7" draw:text-style-name="P1" draw:layer="layout" svg:width="0cm" svg:height="0cm" svg:x="14.296cm" svg:y="7.044cm" svg:viewBox="0 0 0 0" draw:points="0,0">
          <text:p/>
        </draw:polygon>
        <draw:path draw:style-name="gr6" draw:text-style-name="P3" draw:layer="layout" svg:width="0.939cm" svg:height="0.63cm" svg:x="16.475cm" svg:y="6.387cm" svg:viewBox="0 0 940 631" svg:d="M678 631c160-57 262-172 262-298 0-185-211-333-470-333-260 0-470 148-470 333 0 126 101 241 261 298 131-47 286-47 417 0z">
          <text:p/>
        </draw:path>
        <draw:polygon draw:style-name="gr7" draw:text-style-name="P1" draw:layer="layout" svg:width="0cm" svg:height="0cm" svg:x="14.296cm" svg:y="7.044cm" svg:viewBox="0 0 0 0" draw:points="0,0">
          <text:p/>
        </draw:polygon>
        <draw:path draw:style-name="gr6" draw:text-style-name="P3" draw:layer="layout" svg:width="0.937cm" svg:height="0.555cm" svg:x="13.827cm" svg:y="6.436cm" svg:viewBox="0 0 938 556" svg:d="M199 556c-115-57-188-149-199-248 19-174 223-308 469-308 247 0 451 134 469 308-10 99-83 191-199 248-163-81-378-81-540 0z">
          <text:p/>
        </draw:path>
        <draw:polygon draw:style-name="gr7" draw:text-style-name="P1" draw:layer="layout" svg:width="0cm" svg:height="0cm" svg:x="14.296cm" svg:y="7.044cm" svg:viewBox="0 0 0 0" draw:points="0,0">
          <text:p/>
        </draw:polygon>
        <draw:path draw:style-name="gr6" draw:text-style-name="P3" draw:layer="layout" svg:width="0.94cm" svg:height="0.357cm" svg:x="13.826cm" svg:y="6.387cm" svg:viewBox="0 0 941 358" svg:d="M1 358c-1-9-1-17-1-25 0-185 210-333 470-333s471 148 471 333c0 8-1 16-2 25-18-175-223-309-469-309s-450 134-469 309z">
          <text:p/>
        </draw:path>
        <draw:polygon draw:style-name="gr7" draw:text-style-name="P1" draw:layer="layout" svg:width="0cm" svg:height="0cm" svg:x="14.296cm" svg:y="7.044cm" svg:viewBox="0 0 0 0" draw:points="0,0">
          <text:p/>
        </draw:polygon>
        <draw:path draw:style-name="gr6" draw:text-style-name="P3" draw:layer="layout" svg:width="0.418cm" svg:height="0.069cm" svg:x="11.438cm" svg:y="6.982cm" svg:viewBox="0 0 419 70" svg:d="M210 70c72 0 144-12 209-34-132-48-286-48-419 0 66 22 137 34 210 34z">
          <text:p/>
        </draw:path>
        <draw:polygon draw:style-name="gr7" draw:text-style-name="P1" draw:layer="layout" svg:width="0cm" svg:height="0cm" svg:x="14.296cm" svg:y="7.044cm" svg:viewBox="0 0 0 0" draw:points="0,0">
          <text:p/>
        </draw:polygon>
        <draw:path draw:style-name="gr8" draw:text-style-name="P1" draw:layer="layout" svg:width="0.417cm" svg:height="0.035cm" svg:x="16.736cm" svg:y="6.982cm" svg:viewBox="0 0 418 36" svg:d="M418 36c-131-48-287-48-418 0">
          <text:p/>
        </draw:path>
        <draw:path draw:style-name="gr8" draw:text-style-name="P1" draw:layer="layout" svg:width="0.469cm" svg:height="0.332cm" svg:x="16.945cm" svg:y="6.719cm" svg:viewBox="0 0 470 333" svg:d="M0 333c260 0 470-149 470-333">
          <text:p/>
        </draw:path>
        <draw:path draw:style-name="gr8" draw:text-style-name="P1" draw:layer="layout" svg:width="0.939cm" svg:height="0.332cm" svg:x="16.475cm" svg:y="6.387cm" svg:viewBox="0 0 940 333" svg:d="M940 333c0-184-211-333-470-333-260 0-470 149-470 333">
          <text:p/>
        </draw:path>
        <draw:path draw:style-name="gr8" draw:text-style-name="P1" draw:layer="layout" svg:width="0.47cm" svg:height="0.332cm" svg:x="16.475cm" svg:y="6.719cm" svg:viewBox="0 0 471 333" svg:d="M0 0c0 184 211 333 471 333">
          <text:p/>
        </draw:path>
        <draw:path draw:style-name="gr8" draw:text-style-name="P1" draw:layer="layout" svg:width="1.219cm" svg:height="0.862cm" svg:x="16.335cm" svg:y="6.189cm" svg:viewBox="0 0 1220 863" svg:d="M1220 432c0-239-273-432-609-432-337 0-611 193-611 432M0 432c0 238 274 431 611 431 336 0 609-193 609-431">
          <text:p/>
        </draw:path>
        <draw:line draw:style-name="gr8" draw:text-style-name="P1" draw:layer="layout" svg:x1="12.14cm" svg:y1="7.185cm" svg:x2="11.541cm" svg:y2="7.185cm">
          <text:p/>
        </draw:line>
        <draw:path draw:style-name="gr8" draw:text-style-name="P1" draw:layer="layout" svg:width="0.6cm" svg:height="0.424cm" svg:x="10.941cm" svg:y="6.761cm" svg:viewBox="0 0 601 425" svg:d="M601 425c-332 0-601-190-601-425">
          <text:p/>
        </draw:path>
        <draw:path draw:style-name="gr8" draw:text-style-name="P1" draw:layer="layout" svg:width="4.311cm" svg:height="1.061cm" svg:x="12.14cm" svg:y="7.185cm" svg:viewBox="0 0 4312 1062" svg:d="M0 0c335 638 1194 1062 2156 1062s1822-424 2156-1062">
          <text:p/>
        </draw:path>
        <draw:line draw:style-name="gr8" draw:text-style-name="P1" draw:layer="layout" svg:x1="10.941cm" svg:y1="6.761cm" svg:x2="10.941cm" svg:y2="6.479cm">
          <text:p/>
        </draw:line>
        <draw:line draw:style-name="gr8" draw:text-style-name="P1" draw:layer="layout" svg:x1="16.451cm" svg:y1="7.185cm" svg:x2="17.051cm" svg:y2="7.185cm">
          <text:p/>
        </draw:line>
        <draw:path draw:style-name="gr8" draw:text-style-name="P1" draw:layer="layout" svg:width="0.6cm" svg:height="0.424cm" svg:x="10.941cm" svg:y="6.055cm" svg:viewBox="0 0 601 425" svg:d="M0 425c0-235 269-425 601-425">
          <text:p/>
        </draw:path>
        <draw:path draw:style-name="gr8" draw:text-style-name="P1" draw:layer="layout" svg:width="0.6cm" svg:height="0.424cm" svg:x="17.051cm" svg:y="6.761cm" svg:viewBox="0 0 601 425" svg:d="M0 425c332 0 601-190 601-425">
          <text:p/>
        </draw:path>
        <draw:line draw:style-name="gr8" draw:text-style-name="P1" draw:layer="layout" svg:x1="11.541cm" svg:y1="6.055cm" svg:x2="12.14cm" svg:y2="6.055cm">
          <text:p/>
        </draw:line>
        <draw:line draw:style-name="gr8" draw:text-style-name="P1" draw:layer="layout" svg:x1="17.651cm" svg:y1="6.761cm" svg:x2="17.651cm" svg:y2="6.479cm">
          <text:p/>
        </draw:line>
        <draw:path draw:style-name="gr8" draw:text-style-name="P1" draw:layer="layout" svg:width="4.311cm" svg:height="1.061cm" svg:x="12.14cm" svg:y="4.994cm" svg:viewBox="0 0 4312 1062" svg:d="M4312 1062c-334-639-1194-1062-2156-1062s-1821 423-2156 1062">
          <text:p/>
        </draw:path>
        <draw:path draw:style-name="gr8" draw:text-style-name="P1" draw:layer="layout" svg:width="0.6cm" svg:height="0.424cm" svg:x="17.051cm" svg:y="6.055cm" svg:viewBox="0 0 601 425" svg:d="M601 425c0-235-269-425-601-425">
          <text:p/>
        </draw:path>
        <draw:line draw:style-name="gr8" draw:text-style-name="P1" draw:layer="layout" svg:x1="17.051cm" svg:y1="6.055cm" svg:x2="16.451cm" svg:y2="6.055cm">
          <text:p/>
        </draw:line>
        <draw:path draw:style-name="gr8" draw:text-style-name="P1" draw:layer="layout" svg:width="1.219cm" svg:height="0.862cm" svg:x="13.686cm" svg:y="6.189cm" svg:viewBox="0 0 1220 863" svg:d="M0 432c0 238 273 431 611 431 336 0 609-193 609-431M1220 432c0-239-273-432-609-432-338 0-611 193-611 432">
          <text:p/>
        </draw:path>
        <draw:path draw:style-name="gr8" draw:text-style-name="P1" draw:layer="layout" svg:width="1.22cm" svg:height="0.862cm" svg:x="11.037cm" svg:y="6.189cm" svg:viewBox="0 0 1221 863" svg:d="M1221 432c0-239-273-432-610-432-338 0-611 193-611 432M0 432c0 238 273 431 611 431 337 0 610-193 610-431">
          <text:p/>
        </draw:path>
        <draw:line draw:style-name="gr8" draw:text-style-name="P1" draw:layer="layout" svg:x1="12.14cm" svg:y1="8.034cm" svg:x2="11.541cm" svg:y2="8.034cm">
          <text:p/>
        </draw:line>
        <draw:line draw:style-name="gr8" draw:text-style-name="P1" draw:layer="layout" svg:x1="12.14cm" svg:y1="8.034cm" svg:x2="12.14cm" svg:y2="7.185cm">
          <text:p/>
        </draw:line>
        <draw:path draw:style-name="gr8" draw:text-style-name="P1" draw:layer="layout" svg:width="0.6cm" svg:height="0.424cm" svg:x="10.941cm" svg:y="7.61cm" svg:viewBox="0 0 601 425" svg:d="M601 425c-332 0-601-191-601-425">
          <text:p/>
        </draw:path>
        <draw:line draw:style-name="gr8" draw:text-style-name="P1" draw:layer="layout" svg:x1="10.941cm" svg:y1="7.61cm" svg:x2="10.941cm" svg:y2="6.761cm">
          <text:p/>
        </draw:line>
        <draw:line draw:style-name="gr8" draw:text-style-name="P1" draw:layer="layout" svg:x1="16.451cm" svg:y1="8.034cm" svg:x2="16.451cm" svg:y2="7.185cm">
          <text:p/>
        </draw:line>
        <draw:path draw:style-name="gr8" draw:text-style-name="P1" draw:layer="layout" svg:width="4.311cm" svg:height="1.06cm" svg:x="12.14cm" svg:y="8.034cm" svg:viewBox="0 0 4312 1061" svg:d="M0 0c335 637 1194 1061 2156 1061s1822-424 2156-1061">
          <text:p/>
        </draw:path>
        <draw:line draw:style-name="gr8" draw:text-style-name="P1" draw:layer="layout" svg:x1="16.451cm" svg:y1="8.034cm" svg:x2="17.051cm" svg:y2="8.034cm">
          <text:p/>
        </draw:line>
        <draw:path draw:style-name="gr8" draw:text-style-name="P1" draw:layer="layout" svg:width="0.6cm" svg:height="0.424cm" svg:x="17.051cm" svg:y="7.61cm" svg:viewBox="0 0 601 425" svg:d="M0 425c332 0 601-191 601-425">
          <text:p/>
        </draw:path>
        <draw:line draw:style-name="gr8" draw:text-style-name="P1" draw:layer="layout" svg:x1="17.651cm" svg:y1="7.61cm" svg:x2="17.651cm" svg:y2="6.761cm">
          <text:p/>
        </draw:line>
        <draw:path draw:style-name="gr8" draw:text-style-name="P1" draw:layer="layout" svg:width="0.47cm" svg:height="0.332cm" svg:x="13.826cm" svg:y="6.719cm" svg:viewBox="0 0 471 333" svg:d="M471 333c-260 0-471-149-471-333">
          <text:p/>
        </draw:path>
        <draw:path draw:style-name="gr8" draw:text-style-name="P1" draw:layer="layout" svg:width="0.94cm" svg:height="0.332cm" svg:x="13.826cm" svg:y="6.387cm" svg:viewBox="0 0 941 333" svg:d="M0 333c0-184 210-333 470-333s471 149 471 333">
          <text:p/>
        </draw:path>
        <draw:path draw:style-name="gr8" draw:text-style-name="P1" draw:layer="layout" svg:width="0.47cm" svg:height="0.332cm" svg:x="14.296cm" svg:y="6.719cm" svg:viewBox="0 0 471 333" svg:d="M471 0c0 184-211 333-471 333">
          <text:p/>
        </draw:path>
        <draw:path draw:style-name="gr8" draw:text-style-name="P1" draw:layer="layout" svg:width="0.47cm" svg:height="0.332cm" svg:x="11.647cm" svg:y="6.719cm" svg:viewBox="0 0 471 333" svg:d="M0 333c259 0 471-149 471-333">
          <text:p/>
        </draw:path>
        <draw:path draw:style-name="gr8" draw:text-style-name="P1" draw:layer="layout" svg:width="0.94cm" svg:height="0.332cm" svg:x="11.177cm" svg:y="6.387cm" svg:viewBox="0 0 941 333" svg:d="M941 333c0-184-211-333-471-333s-470 149-470 333">
          <text:p/>
        </draw:path>
        <draw:path draw:style-name="gr8" draw:text-style-name="P1" draw:layer="layout" svg:width="0.47cm" svg:height="0.332cm" svg:x="11.177cm" svg:y="6.719cm" svg:viewBox="0 0 471 333" svg:d="M0 0c0 184 210 333 471 333">
          <text:p/>
        </draw:path>
        <draw:path draw:style-name="gr8" draw:text-style-name="P1" draw:layer="layout" svg:width="0.937cm" svg:height="0.308cm" svg:x="13.827cm" svg:y="6.436cm" svg:viewBox="0 0 938 309" svg:d="M0 309c19-175 223-309 469-309 247 0 451 134 469 309">
          <text:p/>
        </draw:path>
        <draw:path draw:style-name="gr8" draw:text-style-name="P1" draw:layer="layout" svg:width="0.418cm" svg:height="0.035cm" svg:x="11.438cm" svg:y="6.982cm" svg:viewBox="0 0 419 36" svg:d="M419 36c-132-48-286-48-419 0">
          <text:p/>
        </draw:path>
        <draw:path draw:style-name="gr8" draw:text-style-name="P1" draw:layer="layout" svg:width="0.539cm" svg:height="0.061cm" svg:x="14.026cm" svg:y="6.931cm" svg:viewBox="0 0 540 62" svg:d="M0 62c162-83 378-83 540 0">
          <text:p/>
        </draw:path>
        <draw:path draw:style-name="gr6" draw:text-style-name="P3" draw:layer="layout" svg:width="2.689cm" svg:height="2.042cm" svg:x="1.956cm" svg:y="16.495cm" svg:viewBox="0 0 2690 2043" svg:d="M195 929v338c0 226 199 436 529 558 329 122 744 139 1100 45l212 122c118 68 308 68 425 0l141-81c57-33 88-77 88-123v-489c0-46-31-90-88-123l-107-62v-338c0-226-199-437-530-559-329-122-744-139-1100-44l-212-123c-117-67-307-67-424 0l-141 82c-57 32-88 76-88 122v490c0 46 31 90 88 123z">
          <text:p/>
        </draw:path>
        <draw:polygon draw:style-name="gr7" draw:text-style-name="P1" draw:layer="layout" svg:width="0cm" svg:height="0cm" svg:x="3.3cm" svg:y="17.516cm" svg:viewBox="0 0 0 0" draw:points="0,0">
          <text:p/>
        </draw:polygon>
        <draw:path draw:style-name="gr6" draw:text-style-name="P3" draw:layer="layout" svg:width="2.689cm" svg:height="1.929cm" svg:x="1.956cm" svg:y="16.495cm" svg:viewBox="0 0 2690 1930" svg:d="M300 499c-69 87-105 181-105 277 0 226 199 437 529 559 329 122 744 138 1100 44l212 123c118 67 308 67 425 0l141-82c57-33 88-77 88-122 0-46-31-90-88-123l-107-62-105-60c69-87 105-182 105-277 0-226-199-437-530-559-329-122-744-139-1100-44l-212-123c-117-67-307-67-424 0l-141 82c-57 32-88 76-88 122v490c0 46 31 90 88 122l107 62v338c0 226 199 436 529 559 329 122 744 139 1100 45v-491c-356 94-771 78-1100-44-330-122-529-333-529-559v152-152c0-96 36-190 105-277l-212-122c-57-33-88-77-88-123 0 46 31 90 88 123z">
          <text:p/>
        </draw:path>
        <draw:polygon draw:style-name="gr7" draw:text-style-name="P1" draw:layer="layout" svg:width="0cm" svg:height="0cm" svg:x="3.3cm" svg:y="17.516cm" svg:viewBox="0 0 0 0" draw:points="0,0">
          <text:p/>
        </draw:polygon>
        <draw:path draw:style-name="gr6" draw:text-style-name="P3" draw:layer="layout" svg:width="0.865cm" svg:height="0.744cm" svg:x="3.78cm" svg:y="17.793cm" svg:viewBox="0 0 866 745" svg:d="M0 572l213 122c117 68 307 68 424 0l141-81c57-33 88-77 88-123v-490c0 45-31 89-88 122l-141 82c-117 67-307 67-424 0l-213-123z">
          <text:p/>
        </draw:path>
        <draw:polygon draw:style-name="gr7" draw:text-style-name="P1" draw:layer="layout" svg:width="0cm" svg:height="0cm" svg:x="3.3cm" svg:y="17.516cm" svg:viewBox="0 0 0 0" draw:points="0,0">
          <text:p/>
        </draw:polygon>
        <draw:path draw:style-name="gr6" draw:text-style-name="P3" draw:layer="layout" svg:width="0.61cm" svg:height="0.352cm" svg:x="2.059cm" svg:y="16.554cm" svg:viewBox="0 0 611 353" svg:d="M494 316c9-4 19-9 28-14 119-69 119-181 0-250-120-69-313-69-432 0-120 69-120 181 0 250 9 5 19 10 28 14 111 50 265 50 376 0z">
          <text:p/>
        </draw:path>
        <draw:polygon draw:style-name="gr7" draw:text-style-name="P1" draw:layer="layout" svg:width="0cm" svg:height="0cm" svg:x="3.3cm" svg:y="17.516cm" svg:viewBox="0 0 0 0" draw:points="0,0">
          <text:p/>
        </draw:polygon>
        <draw:path draw:style-name="gr6" draw:text-style-name="P3" draw:layer="layout" svg:width="0.611cm" svg:height="0.352cm" svg:x="3.932cm" svg:y="17.636cm" svg:viewBox="0 0 612 353" svg:d="M494 316c9-4 19-9 28-14 120-69 120-181 0-250s-313-69-432 0c-120 69-120 181 0 250 9 5 19 10 28 14 111 50 265 50 376 0z">
          <text:p/>
        </draw:path>
        <draw:polygon draw:style-name="gr7" draw:text-style-name="P1" draw:layer="layout" svg:width="0cm" svg:height="0cm" svg:x="3.3cm" svg:y="17.516cm" svg:viewBox="0 0 0 0" draw:points="0,0">
          <text:p/>
        </draw:polygon>
        <draw:path draw:style-name="gr6" draw:text-style-name="P3" draw:layer="layout" svg:width="0.61cm" svg:height="0.352cm" svg:x="2.996cm" svg:y="17.095cm" svg:viewBox="0 0 611 353" svg:d="M521 300c-9 5-18 10-28 15-110 50-266 50-376 0-10-5-19-10-28-15-119-68-119-180 0-249 119-68 313-68 432 0 119 69 119 181 0 249z">
          <text:p/>
        </draw:path>
        <draw:polygon draw:style-name="gr7" draw:text-style-name="P1" draw:layer="layout" svg:width="0cm" svg:height="0cm" svg:x="3.3cm" svg:y="17.516cm" svg:viewBox="0 0 0 0" draw:points="0,0">
          <text:p/>
        </draw:polygon>
        <draw:path draw:style-name="gr6" draw:text-style-name="P3" draw:layer="layout" svg:width="0.47cm" svg:height="0.254cm" svg:x="2.129cm" svg:y="16.652cm" svg:viewBox="0 0 471 255" svg:d="M423 217c31-24 48-52 48-82 0-75-106-135-236-135s-235 60-235 135c0 30 17 58 47 82 111 51 265 51 376 0z">
          <text:p/>
        </draw:path>
        <draw:polygon draw:style-name="gr7" draw:text-style-name="P1" draw:layer="layout" svg:width="0cm" svg:height="0cm" svg:x="3.3cm" svg:y="17.516cm" svg:viewBox="0 0 0 0" draw:points="0,0">
          <text:p/>
        </draw:polygon>
        <draw:path draw:style-name="gr6" draw:text-style-name="P3" draw:layer="layout" svg:width="0.47cm" svg:height="0.255cm" svg:x="4.002cm" svg:y="17.733cm" svg:viewBox="0 0 471 256" svg:d="M423 218c30-23 48-53 48-82 0-75-106-136-236-136s-235 61-235 136c0 29 17 59 47 82 111 50 265 50 376 0z">
          <text:p/>
        </draw:path>
        <draw:polygon draw:style-name="gr7" draw:text-style-name="P1" draw:layer="layout" svg:width="0cm" svg:height="0cm" svg:x="3.3cm" svg:y="17.516cm" svg:viewBox="0 0 0 0" draw:points="0,0">
          <text:p/>
        </draw:polygon>
        <draw:path draw:style-name="gr6" draw:text-style-name="P3" draw:layer="layout" svg:width="0.467cm" svg:height="0.226cm" svg:x="3.067cm" svg:y="17.221cm" svg:viewBox="0 0 468 227" svg:d="M468 121c-4 25-20 48-47 68-110 50-265 50-375 0-26-20-42-43-46-68 13-69 113-121 233-121 121 0 222 52 235 121z">
          <text:p/>
        </draw:path>
        <draw:polygon draw:style-name="gr7" draw:text-style-name="P1" draw:layer="layout" svg:width="0cm" svg:height="0cm" svg:x="3.3cm" svg:y="17.516cm" svg:viewBox="0 0 0 0" draw:points="0,0">
          <text:p/>
        </draw:polygon>
        <draw:path draw:style-name="gr6" draw:text-style-name="P3" draw:layer="layout" svg:width="0.61cm" svg:height="0.315cm" svg:x="2.059cm" svg:y="16.554cm" svg:viewBox="0 0 611 316" svg:d="M494 316c9-4 19-9 28-14 119-70 119-181 0-250-120-69-313-69-432 0-120 69-120 180 0 250 9 5 19 10 28 14-30-24-48-52-48-83 0-75 106-135 236-135s235 60 235 135c0 31-17 59-47 83z">
          <text:p/>
        </draw:path>
        <draw:polygon draw:style-name="gr7" draw:text-style-name="P1" draw:layer="layout" svg:width="0cm" svg:height="0cm" svg:x="3.3cm" svg:y="17.516cm" svg:viewBox="0 0 0 0" draw:points="0,0">
          <text:p/>
        </draw:polygon>
        <draw:path draw:style-name="gr6" draw:text-style-name="P3" draw:layer="layout" svg:width="0.611cm" svg:height="0.315cm" svg:x="3.932cm" svg:y="17.636cm" svg:viewBox="0 0 612 316" svg:d="M494 316c9-4 19-9 28-14 120-69 120-180 0-250-120-69-313-69-432 0-120 70-120 181 0 250 9 5 19 10 28 14-30-23-47-52-47-81 0-75 105-137 235-137s235 62 235 137c0 29-17 58-47 81z">
          <text:p/>
        </draw:path>
        <draw:polygon draw:style-name="gr7" draw:text-style-name="P1" draw:layer="layout" svg:width="0cm" svg:height="0cm" svg:x="3.3cm" svg:y="17.516cm" svg:viewBox="0 0 0 0" draw:points="0,0">
          <text:p/>
        </draw:polygon>
        <draw:path draw:style-name="gr6" draw:text-style-name="P3" draw:layer="layout" svg:width="0.61cm" svg:height="0.315cm" svg:x="2.996cm" svg:y="17.095cm" svg:viewBox="0 0 611 316" svg:d="M117 316c-26-20-42-43-46-68-1-4-1-9-1-14 0-75 105-136 234-136 131 0 236 61 236 136 0 5 0 10-1 14-4 25-20 48-46 68 10-5 19-10 28-15 119-68 119-180 0-249s-313-69-432 0-119 181 0 249c9 5 18 10 28 15z">
          <text:p/>
        </draw:path>
        <draw:polygon draw:style-name="gr7" draw:text-style-name="P1" draw:layer="layout" svg:width="0cm" svg:height="0cm" svg:x="3.3cm" svg:y="17.516cm" svg:viewBox="0 0 0 0" draw:points="0,0">
          <text:p/>
        </draw:polygon>
        <draw:path draw:style-name="gr6" draw:text-style-name="P3" draw:layer="layout" svg:width="0.469cm" svg:height="0.15cm" svg:x="3.066cm" svg:y="17.192cm" svg:viewBox="0 0 470 151" svg:d="M1 151c-1-4-1-9-1-14 0-75 105-137 234-137 130 0 236 62 236 137 0 5 0 10-1 14-13-69-114-121-235-121-120 0-220 52-233 121z">
          <text:p/>
        </draw:path>
        <draw:polygon draw:style-name="gr7" draw:text-style-name="P1" draw:layer="layout" svg:width="0cm" svg:height="0cm" svg:x="3.3cm" svg:y="17.516cm" svg:viewBox="0 0 0 0" draw:points="0,0">
          <text:p/>
        </draw:polygon>
        <draw:path draw:style-name="gr6" draw:text-style-name="P3" draw:layer="layout" svg:width="0.105cm" svg:height="0.337cm" svg:x="4.345cm" svg:y="17.271cm" svg:viewBox="0 0 106 338" svg:d="M106 0v338l-106-60c69-87 106-182 106-278z">
          <text:p/>
        </draw:path>
        <draw:polygon draw:style-name="gr7" draw:text-style-name="P1" draw:layer="layout" svg:width="0cm" svg:height="0cm" svg:x="3.3cm" svg:y="17.516cm" svg:viewBox="0 0 0 0" draw:points="0,0">
          <text:p/>
        </draw:polygon>
        <draw:path draw:style-name="gr8" draw:text-style-name="P1" draw:layer="layout" svg:width="0.047cm" svg:height="0.081cm" svg:x="4.425cm" svg:y="17.869cm" svg:viewBox="0 0 48 82" svg:d="M0 82c31-24 48-53 48-82">
          <text:p/>
        </draw:path>
        <draw:path draw:style-name="gr8" draw:text-style-name="P1" draw:layer="layout" svg:width="0.47cm" svg:height="0.136cm" svg:x="4.002cm" svg:y="17.733cm" svg:viewBox="0 0 471 137" svg:d="M471 137c0-75-106-137-236-137s-235 62-235 137">
          <text:p/>
        </draw:path>
        <draw:path draw:style-name="gr8" draw:text-style-name="P1" draw:layer="layout" svg:width="0.047cm" svg:height="0.081cm" svg:x="4.002cm" svg:y="17.869cm" svg:viewBox="0 0 48 82" svg:d="M0 0c0 29 18 58 48 82">
          <text:p/>
        </draw:path>
        <draw:path draw:style-name="gr8" draw:text-style-name="P1" draw:layer="layout" svg:width="0.432cm" svg:height="0.052cm" svg:x="4.021cm" svg:y="17.936cm" svg:viewBox="0 0 433 53" svg:d="M0 0c120 70 313 70 433 0">
          <text:p/>
        </draw:path>
        <draw:path draw:style-name="gr8" draw:text-style-name="P1" draw:layer="layout" svg:width="0.611cm" svg:height="0.301cm" svg:x="3.932cm" svg:y="17.636cm" svg:viewBox="0 0 612 302" svg:d="M522 302c120-69 120-181 0-250s-313-69-432 0c-120 69-120 181 0 250">
          <text:p/>
        </draw:path>
        <draw:line draw:style-name="gr8" draw:text-style-name="P1" draw:layer="layout" svg:x1="2.257cm" svg:y1="16.995cm" svg:x2="2.044cm" svg:y2="16.872cm">
          <text:p/>
        </draw:line>
        <draw:path draw:style-name="gr8" draw:text-style-name="P1" draw:layer="layout" svg:width="0.088cm" svg:height="0.123cm" svg:x="1.956cm" svg:y="16.749cm" svg:viewBox="0 0 89 124" svg:d="M89 124c-57-33-89-77-89-124">
          <text:p/>
        </draw:path>
        <draw:path draw:style-name="gr8" draw:text-style-name="P1" draw:layer="layout" svg:width="0.088cm" svg:height="0.122cm" svg:x="1.956cm" svg:y="16.627cm" svg:viewBox="0 0 89 123" svg:d="M0 123c0-46 32-90 89-123">
          <text:p/>
        </draw:path>
        <draw:path draw:style-name="gr8" draw:text-style-name="P1" draw:layer="layout" svg:width="0.105cm" svg:height="0.277cm" svg:x="2.151cm" svg:y="16.994cm" svg:viewBox="0 0 106 278" svg:d="M106 0c-70 87-106 181-106 278">
          <text:p/>
        </draw:path>
        <draw:path draw:style-name="gr8" draw:text-style-name="P1" draw:layer="layout" svg:width="1.629cm" svg:height="0.664cm" svg:x="2.151cm" svg:y="17.271cm" svg:viewBox="0 0 1630 665" svg:d="M0 0c0 226 199 438 530 560 329 122 744 138 1100 44">
          <text:p/>
        </draw:path>
        <draw:line draw:style-name="gr8" draw:text-style-name="P1" draw:layer="layout" svg:x1="2.044cm" svg:y1="16.628cm" svg:x2="2.186cm" svg:y2="16.545cm">
          <text:p/>
        </draw:line>
        <draw:line draw:style-name="gr8" draw:text-style-name="P1" draw:layer="layout" svg:x1="3.78cm" svg:y1="17.874cm" svg:x2="3.993cm" svg:y2="17.998cm">
          <text:p/>
        </draw:line>
        <draw:path draw:style-name="gr8" draw:text-style-name="P1" draw:layer="layout" svg:width="0.424cm" svg:height="0.05cm" svg:x="2.185cm" svg:y="16.495cm" svg:viewBox="0 0 425 51" svg:d="M0 51c117-68 308-68 425 0">
          <text:p/>
        </draw:path>
        <draw:path draw:style-name="gr8" draw:text-style-name="P1" draw:layer="layout" svg:width="0.424cm" svg:height="0.05cm" svg:x="3.992cm" svg:y="17.997cm" svg:viewBox="0 0 425 51" svg:d="M0 0c118 68 308 68 425 0">
          <text:p/>
        </draw:path>
        <draw:line draw:style-name="gr8" draw:text-style-name="P1" draw:layer="layout" svg:x1="2.609cm" svg:y1="16.545cm" svg:x2="2.822cm" svg:y2="16.669cm">
          <text:p/>
        </draw:line>
        <draw:line draw:style-name="gr8" draw:text-style-name="P1" draw:layer="layout" svg:x1="4.416cm" svg:y1="17.998cm" svg:x2="4.558cm" svg:y2="17.915cm">
          <text:p/>
        </draw:line>
        <draw:path draw:style-name="gr8" draw:text-style-name="P1" draw:layer="layout" svg:width="0.105cm" svg:height="0.277cm" svg:x="4.345cm" svg:y="17.271cm" svg:viewBox="0 0 106 278" svg:d="M0 278c69-88 106-183 106-278">
          <text:p/>
        </draw:path>
        <draw:path draw:style-name="gr8" draw:text-style-name="P1" draw:layer="layout" svg:width="1.629cm" svg:height="0.664cm" svg:x="2.821cm" svg:y="16.608cm" svg:viewBox="0 0 1630 665" svg:d="M1630 665c0-226-199-438-530-560-329-122-744-139-1100-44">
          <text:p/>
        </draw:path>
        <draw:path draw:style-name="gr8" draw:text-style-name="P1" draw:layer="layout" svg:width="0.088cm" svg:height="0.122cm" svg:x="4.557cm" svg:y="17.793cm" svg:viewBox="0 0 89 123" svg:d="M0 123c58-33 89-78 89-123">
          <text:p/>
        </draw:path>
        <draw:path draw:style-name="gr8" draw:text-style-name="P1" draw:layer="layout" svg:width="0.088cm" svg:height="0.123cm" svg:x="4.557cm" svg:y="17.67cm" svg:viewBox="0 0 89 124" svg:d="M89 124c0-47-31-91-89-124">
          <text:p/>
        </draw:path>
        <draw:line draw:style-name="gr8" draw:text-style-name="P1" draw:layer="layout" svg:x1="4.558cm" svg:y1="17.671cm" svg:x2="4.345cm" svg:y2="17.548cm">
          <text:p/>
        </draw:line>
        <draw:path draw:style-name="gr8" draw:text-style-name="P1" draw:layer="layout" svg:width="0.61cm" svg:height="0.3cm" svg:x="2.996cm" svg:y="17.095cm" svg:viewBox="0 0 611 301" svg:d="M89 301c-119-68-119-181 0-250 119-68 313-68 432 0 119 69 119 182 0 250">
          <text:p/>
        </draw:path>
        <draw:path draw:style-name="gr8" draw:text-style-name="P1" draw:layer="layout" svg:width="0.431cm" svg:height="0.052cm" svg:x="3.085cm" svg:y="17.395cm" svg:viewBox="0 0 432 53" svg:d="M432 0c-119 70-313 70-432 0">
          <text:p/>
        </draw:path>
        <draw:path draw:style-name="gr8" draw:text-style-name="P1" draw:layer="layout" svg:width="0.432cm" svg:height="0.052cm" svg:x="2.148cm" svg:y="16.855cm" svg:viewBox="0 0 433 53" svg:d="M0 0c119 70 313 70 433 0">
          <text:p/>
        </draw:path>
        <draw:path draw:style-name="gr8" draw:text-style-name="P1" draw:layer="layout" svg:width="0.61cm" svg:height="0.301cm" svg:x="2.059cm" svg:y="16.554cm" svg:viewBox="0 0 611 302" svg:d="M522 302c119-69 119-180 0-250-120-69-313-69-432 0-120 70-120 181 0 250">
          <text:p/>
        </draw:path>
        <draw:line draw:style-name="gr8" draw:text-style-name="P1" draw:layer="layout" svg:x1="2.152cm" svg:y1="17.424cm" svg:x2="2.044cm" svg:y2="17.361cm">
          <text:p/>
        </draw:line>
        <draw:path draw:style-name="gr8" draw:text-style-name="P1" draw:layer="layout" svg:width="0.088cm" svg:height="0.122cm" svg:x="1.956cm" svg:y="17.239cm" svg:viewBox="0 0 89 123" svg:d="M89 123c-57-32-89-76-89-123">
          <text:p/>
        </draw:path>
        <draw:line draw:style-name="gr8" draw:text-style-name="P1" draw:layer="layout" svg:x1="3.78cm" svg:y1="18.364cm" svg:x2="3.78cm" svg:y2="17.874cm">
          <text:p/>
        </draw:line>
        <draw:path draw:style-name="gr8" draw:text-style-name="P1" draw:layer="layout" svg:width="1.629cm" svg:height="0.663cm" svg:x="2.151cm" svg:y="17.761cm" svg:viewBox="0 0 1630 664" svg:d="M0 0c0 226 199 436 530 559 329 122 744 139 1100 45">
          <text:p/>
        </draw:path>
        <draw:line draw:style-name="gr8" draw:text-style-name="P1" draw:layer="layout" svg:x1="3.78cm" svg:y1="18.364cm" svg:x2="3.993cm" svg:y2="18.487cm">
          <text:p/>
        </draw:line>
        <draw:path draw:style-name="gr8" draw:text-style-name="P1" draw:layer="layout" svg:width="0.424cm" svg:height="0.051cm" svg:x="3.992cm" svg:y="18.486cm" svg:viewBox="0 0 425 52" svg:d="M0 0c118 69 308 69 425 0">
          <text:p/>
        </draw:path>
        <draw:line draw:style-name="gr8" draw:text-style-name="P1" draw:layer="layout" svg:x1="4.416cm" svg:y1="18.487cm" svg:x2="4.558cm" svg:y2="18.405cm">
          <text:p/>
        </draw:line>
        <draw:path draw:style-name="gr8" draw:text-style-name="P1" draw:layer="layout" svg:width="0.088cm" svg:height="0.123cm" svg:x="4.557cm" svg:y="18.282cm" svg:viewBox="0 0 89 124" svg:d="M0 124c58-33 89-78 89-124">
          <text:p/>
        </draw:path>
        <draw:path draw:style-name="gr8" draw:text-style-name="P1" draw:layer="layout" svg:width="0.047cm" svg:height="0.082cm" svg:x="3.066cm" svg:y="17.328cm" svg:viewBox="0 0 48 83" svg:d="M48 83c-31-24-48-53-48-83">
          <text:p/>
        </draw:path>
        <draw:path draw:style-name="gr8" draw:text-style-name="P1" draw:layer="layout" svg:width="0.469cm" svg:height="0.136cm" svg:x="3.066cm" svg:y="17.192cm" svg:viewBox="0 0 470 137" svg:d="M0 137c0-75 105-137 234-137 130 0 236 62 236 137">
          <text:p/>
        </draw:path>
        <draw:path draw:style-name="gr8" draw:text-style-name="P1" draw:layer="layout" svg:width="0.047cm" svg:height="0.082cm" svg:x="3.488cm" svg:y="17.328cm" svg:viewBox="0 0 48 83" svg:d="M48 0c0 30-16 59-48 83">
          <text:p/>
        </draw:path>
        <draw:path draw:style-name="gr8" draw:text-style-name="P1" draw:layer="layout" svg:width="0.047cm" svg:height="0.082cm" svg:x="2.552cm" svg:y="16.787cm" svg:viewBox="0 0 48 83" svg:d="M0 83c31-24 48-52 48-83">
          <text:p/>
        </draw:path>
        <draw:path draw:style-name="gr8" draw:text-style-name="P1" draw:layer="layout" svg:width="0.47cm" svg:height="0.135cm" svg:x="2.129cm" svg:y="16.652cm" svg:viewBox="0 0 471 136" svg:d="M471 136c0-75-106-136-236-136s-235 61-235 136">
          <text:p/>
        </draw:path>
        <draw:path draw:style-name="gr8" draw:text-style-name="P1" draw:layer="layout" svg:width="0.047cm" svg:height="0.082cm" svg:x="2.129cm" svg:y="16.787cm" svg:viewBox="0 0 48 83" svg:d="M0 0c0 31 18 59 48 83">
          <text:p/>
        </draw:path>
        <draw:path draw:style-name="gr8" draw:text-style-name="P1" draw:layer="layout" svg:width="0.467cm" svg:height="0.121cm" svg:x="3.067cm" svg:y="17.221cm" svg:viewBox="0 0 468 122" svg:d="M0 122c13-69 113-122 233-122 121 0 222 53 235 122">
          <text:p/>
        </draw:path>
        <draw:line draw:style-name="gr8" draw:text-style-name="P1" draw:layer="layout" svg:x1="1.956cm" svg:y1="17.239cm" svg:x2="1.956cm" svg:y2="16.749cm">
          <text:p/>
        </draw:line>
        <draw:line draw:style-name="gr8" draw:text-style-name="P1" draw:layer="layout" svg:x1="2.151cm" svg:y1="17.271cm" svg:x2="2.151cm" svg:y2="17.761cm">
          <text:p/>
        </draw:line>
        <draw:line draw:style-name="gr8" draw:text-style-name="P1" draw:layer="layout" svg:x1="4.45cm" svg:y1="17.271cm" svg:x2="4.45cm" svg:y2="17.608cm">
          <text:p/>
        </draw:line>
        <draw:line draw:style-name="gr8" draw:text-style-name="P1" draw:layer="layout" svg:x1="4.645cm" svg:y1="18.282cm" svg:x2="4.645cm" svg:y2="17.793cm">
          <text:p/>
        </draw:line>
        <draw:path draw:style-name="gr6" draw:text-style-name="P3" draw:layer="layout" svg:width="6.71cm" svg:height="4.1cm" svg:x="2.706cm" svg:y="5.048cm" svg:viewBox="0 0 6711 4101" svg:d="M1201 3041c334 637 1194 1060 2155 1060s1821-423 2156-1060h599c332 0 600-190 600-424v-849-282c0-235-268-425-600-425h-599c-335-638-1195-1061-2156-1061s-1821 423-2155 1061h-601c-331 0-600 190-600 425v282 849c0 234 269 424 600 424z">
          <text:p/>
        </draw:path>
        <draw:polygon draw:style-name="gr7" draw:text-style-name="P1" draw:layer="layout" svg:width="0cm" svg:height="0cm" svg:x="6.061cm" svg:y="6.354cm" svg:viewBox="0 0 0 0" draw:points="0,0">
          <text:p/>
        </draw:polygon>
        <draw:path draw:style-name="gr6" draw:text-style-name="P3" draw:layer="layout" svg:width="6.71cm" svg:height="3.252cm" svg:x="2.706cm" svg:y="5.048cm" svg:viewBox="0 0 6711 3253" svg:d="M1201 2191c334 638 1194 1062 2155 1062s1821-424 2156-1062h599c332 0 600-189 600-424v-282c0-235-268-424-600-424h-599c-335-638-1195-1061-2156-1061s-1821 423-2155 1061h-601c-331 0-600 189-600 424v282c0 235 269 424 600 424z">
          <text:p/>
        </draw:path>
        <draw:polygon draw:style-name="gr7" draw:text-style-name="P1" draw:layer="layout" svg:width="0cm" svg:height="0cm" svg:x="6.061cm" svg:y="6.354cm" svg:viewBox="0 0 0 0" draw:points="0,0">
          <text:p/>
        </draw:polygon>
        <draw:path draw:style-name="gr6" draw:text-style-name="P3" draw:layer="layout" svg:width="4.311cm" svg:height="1.909cm" svg:x="3.906cm" svg:y="7.239cm" svg:viewBox="0 0 4312 1910" svg:d="M0 849c334 638 1194 1061 2155 1061 962 0 1822-423 2157-1061v-849c-335 638-1195 1061-2157 1061-961 0-1821-423-2155-1061z">
          <text:p/>
        </draw:path>
        <draw:polygon draw:style-name="gr7" draw:text-style-name="P1" draw:layer="layout" svg:width="0cm" svg:height="0cm" svg:x="6.061cm" svg:y="6.354cm" svg:viewBox="0 0 0 0" draw:points="0,0">
          <text:p/>
        </draw:polygon>
        <draw:path draw:style-name="gr6" draw:text-style-name="P3" draw:layer="layout" svg:width="1.219cm" svg:height="0.862cm" svg:x="2.803cm" svg:y="6.243cm" svg:viewBox="0 0 1220 863" svg:d="M819 829c160-57 261-172 261-298 0-183-210-333-470-333-259 0-470 150-470 333 0 126 101 241 261 298 65 22 137 34 209 34l610-431c0-239-273-432-610-432-336 0-610 193-610 432zM0 432c0 238 274 431 610 431 337 0 610-193 610-431l-610 431c73 0 144-12 209-34z">
          <text:p/>
        </draw:path>
        <draw:polygon draw:style-name="gr7" draw:text-style-name="P1" draw:layer="layout" svg:width="0cm" svg:height="0cm" svg:x="6.061cm" svg:y="6.354cm" svg:viewBox="0 0 0 0" draw:points="0,0">
          <text:p/>
        </draw:polygon>
        <draw:path draw:style-name="gr6" draw:text-style-name="P3" draw:layer="layout" svg:width="1.1cm" svg:height="3.216cm" svg:x="8.16cm" svg:y="3.458cm" svg:viewBox="0 0 1101 3217" svg:d="M1101 389c0 215-246 389-550 389s-551-174-551-389 247-389 551-389 550 174 550 389-246 389-550 389-551-174-551-389 247-389 551-389 550 174 550 389v70c0 56-17 110-49 160 0 1-1 2-1 2-90 139-285 227-500 227s-410-88-501-227c0 0-1-1-1-2-32-50-49-104-49-160v-70 70c0 56 17 110 49 160-12 31-18 63-18 95v71c0 202 234 366 520 366-286 0-520-164-520-366v-71c0-32 6-64 18-95 0 1 1 2 1 2v79c0 195 225 353 501 353s500-158 500-353l1-80v-1c0 1-1 2-1 2l1-2c12 31 18 63 18 95v71c0 202-232 366-519 366v2066-2066c287 0 519-164 519-366v-71c0 203-232 367-519 367-286 0-520-164-520-367 0 203 234 367 520 367 287 0 519-164 519-367 0-32-6-64-18-95 32-50 49-104 49-160z">
          <text:p/>
        </draw:path>
        <draw:polygon draw:style-name="gr7" draw:text-style-name="P1" draw:layer="layout" svg:width="0cm" svg:height="0cm" svg:x="6.061cm" svg:y="6.354cm" svg:viewBox="0 0 0 0" draw:points="0,0">
          <text:p/>
        </draw:polygon>
        <draw:path draw:style-name="gr6" draw:text-style-name="P3" draw:layer="layout" svg:width="1.1cm" svg:height="3.216cm" svg:x="5.511cm" svg:y="3.458cm" svg:viewBox="0 0 1101 3217" svg:d="M1101 389c0 215-246 389-550 389s-551-174-551-389v70-70c0-215 247-389 551-389s550 174 550 389-246 389-550 389-551-174-551-389 247-389 551-389 550 174 550 389v70c0 56-17 110-49 160 12 31 18 63 18 95v71c0 202-232 366-519 366s-520-164-520-366c0 202 233 366 520 366v2066-2066c287 0 519-164 519-366v-71c0 203-232 367-519 367s-520-164-520-367c0-32 6-64 18-95-32-50-49-104-49-160 0 56 17 110 49 160 0 1 1 2 1 2v-1 80c0 195 224 353 501 353 276 0 500-158 500-353l1-80-1 1c-90 139-285 227-500 227-216 0-411-88-501-227 0 0-1-1-1-2-12 31-18 63-18 95v71-71c0 203 233 367 520 367s519-164 519-367c0-32-6-64-18-95 0 1-1 2-1 2 0 0 1-1 1-2 32-50 49-104 49-160z">
          <text:p/>
        </draw:path>
        <draw:polygon draw:style-name="gr7" draw:text-style-name="P1" draw:layer="layout" svg:width="0cm" svg:height="0cm" svg:x="6.061cm" svg:y="6.354cm" svg:viewBox="0 0 0 0" draw:points="0,0">
          <text:p/>
        </draw:polygon>
        <draw:path draw:style-name="gr6" draw:text-style-name="P3" draw:layer="layout" svg:width="1.099cm" svg:height="3.216cm" svg:x="2.863cm" svg:y="3.458cm" svg:viewBox="0 0 1100 3217" svg:d="M1100 389c0 215-247 389-551 389-303 0-549-174-549-389v70-70c0-215 246-389 549-389 304 0 551 174 551 389s-247 389-551 389c-303 0-549-174-549-389s246-389 549-389c304 0 551 174 551 389v70c0 56-16 110-48 160 11 31 17 63 17 95v71c0 202-233 366-520 366-286 0-518-164-518-366 0 202 232 366 518 366v2066-2066c287 0 520-164 520-366v-71c0 203-233 367-520 367-286 0-518-164-518-367 0-32 5-64 17-95-32-50-48-104-48-160 0 56 16 110 48 160 1 1 1 2 2 2l-1-1 1 80c0 195 223 353 499 353s501-158 501-353l1-80-1 1c-90 139-286 227-501 227s-410-88-499-227c-1 0-1-1-2-2-12 31-17 63-17 95v71-71c0 203 232 367 518 367 287 0 520-164 520-367 0-32-6-64-17-95-1 1-1 2-2 2 1 0 1-1 2-2 32-50 48-104 48-160z">
          <text:p/>
        </draw:path>
        <draw:polygon draw:style-name="gr7" draw:text-style-name="P1" draw:layer="layout" svg:width="0cm" svg:height="0cm" svg:x="6.061cm" svg:y="6.354cm" svg:viewBox="0 0 0 0" draw:points="0,0">
          <text:p/>
        </draw:polygon>
        <draw:path draw:style-name="gr6" draw:text-style-name="P3" draw:layer="layout" svg:width="1.199cm" svg:height="1.273cm" svg:x="8.217cm" svg:y="6.815cm" svg:viewBox="0 0 1200 1274" svg:d="M0 1274h599c333 0 601-190 601-424v-850c0 236-268 425-601 425h-599z">
          <text:p/>
        </draw:path>
        <draw:polygon draw:style-name="gr7" draw:text-style-name="P1" draw:layer="layout" svg:width="0cm" svg:height="0cm" svg:x="6.061cm" svg:y="6.354cm" svg:viewBox="0 0 0 0" draw:points="0,0">
          <text:p/>
        </draw:polygon>
        <draw:path draw:style-name="gr6" draw:text-style-name="P3" draw:layer="layout" svg:width="1.2cm" svg:height="1.273cm" svg:x="2.706cm" svg:y="6.815cm" svg:viewBox="0 0 1201 1274" svg:d="M1201 1274v-849h-600c-332 0-601-189-601-425v850c0 234 269 424 601 424z">
          <text:p/>
        </draw:path>
        <draw:polygon draw:style-name="gr7" draw:text-style-name="P1" draw:layer="layout" svg:width="0cm" svg:height="0cm" svg:x="6.061cm" svg:y="6.354cm" svg:viewBox="0 0 0 0" draw:points="0,0">
          <text:p/>
        </draw:polygon>
        <draw:path draw:style-name="gr6" draw:text-style-name="P3" draw:layer="layout" svg:width="1.22cm" svg:height="0.862cm" svg:x="5.451cm" svg:y="6.243cm" svg:viewBox="0 0 1221 863" svg:d="M881 803c-79 39-173 60-270 60l-611-431c0 238 274 431 611 431s610-193 610-431zM1221 432c0-239-273-432-610-432s-611 193-611 432l611 431c-96 0-190-21-269-60 162-80 377-80 539 0z">
          <text:p/>
        </draw:path>
        <draw:polygon draw:style-name="gr7" draw:text-style-name="P1" draw:layer="layout" svg:width="0cm" svg:height="0cm" svg:x="6.061cm" svg:y="6.354cm" svg:viewBox="0 0 0 0" draw:points="0,0">
          <text:p/>
        </draw:polygon>
        <draw:path draw:style-name="gr6" draw:text-style-name="P3" draw:layer="layout" svg:width="1.22cm" svg:height="0.862cm" svg:x="8.1cm" svg:y="6.243cm" svg:viewBox="0 0 1221 863" svg:d="M610 863c73 0 144-12 209-34-132-47-286-47-418 0 65 22 137 34 209 34l611-431c0-239-274-432-611-432s-610 193-610 432zM0 432c0 238 273 431 610 431s611-193 611-431z">
          <text:p/>
        </draw:path>
        <draw:polygon draw:style-name="gr7" draw:text-style-name="P1" draw:layer="layout" svg:width="0cm" svg:height="0cm" svg:x="6.061cm" svg:y="6.354cm" svg:viewBox="0 0 0 0" draw:points="0,0">
          <text:p/>
        </draw:polygon>
        <draw:path draw:style-name="gr6" draw:text-style-name="P3" draw:layer="layout" svg:width="1.22cm" svg:height="0.862cm" svg:x="8.1cm" svg:y="6.243cm" svg:viewBox="0 0 1221 863" svg:d="M1221 432c0-239-274-432-611-432s-610 193-610 432zM0 432c0 238 273 431 610 431s611-193 611-431z">
          <text:p/>
        </draw:path>
        <draw:polygon draw:style-name="gr7" draw:text-style-name="P1" draw:layer="layout" svg:width="0cm" svg:height="0cm" svg:x="6.061cm" svg:y="6.354cm" svg:viewBox="0 0 0 0" draw:points="0,0">
          <text:p/>
        </draw:polygon>
        <draw:path draw:style-name="gr6" draw:text-style-name="P3" draw:layer="layout" svg:width="1.22cm" svg:height="0.862cm" svg:x="5.451cm" svg:y="6.243cm" svg:viewBox="0 0 1221 863" svg:d="M0 432c0 238 274 431 611 431s610-193 610-431zM1221 432c0-239-273-432-610-432s-611 193-611 432z">
          <text:p/>
        </draw:path>
        <draw:polygon draw:style-name="gr7" draw:text-style-name="P1" draw:layer="layout" svg:width="0cm" svg:height="0cm" svg:x="6.061cm" svg:y="6.354cm" svg:viewBox="0 0 0 0" draw:points="0,0">
          <text:p/>
        </draw:polygon>
        <draw:path draw:style-name="gr6" draw:text-style-name="P3" draw:layer="layout" svg:width="1.219cm" svg:height="0.862cm" svg:x="2.803cm" svg:y="6.243cm" svg:viewBox="0 0 1220 863" svg:d="M1220 432c0-239-273-432-610-432-336 0-610 193-610 432zM0 432c0 238 274 431 610 431 337 0 610-193 610-431z">
          <text:p/>
        </draw:path>
        <draw:polygon draw:style-name="gr7" draw:text-style-name="P1" draw:layer="layout" svg:width="0cm" svg:height="0cm" svg:x="6.061cm" svg:y="6.354cm" svg:viewBox="0 0 0 0" draw:points="0,0">
          <text:p/>
        </draw:polygon>
        <draw:path draw:style-name="gr6" draw:text-style-name="P3" draw:layer="layout" svg:width="0.94cm" svg:height="0.664cm" svg:x="5.591cm" svg:y="6.441cm" svg:viewBox="0 0 941 665" svg:d="M941 332c0 8 0 16-1 25-11 99-84 191-199 248-79 39-173 60-271 60-96 0-190-21-269-60-116-57-189-149-199-248-1-9-2-17-2-25 0-183 211-332 470-332 261 0 471 149 471 332z">
          <text:p/>
        </draw:path>
        <draw:polygon draw:style-name="gr7" draw:text-style-name="P1" draw:layer="layout" svg:width="0cm" svg:height="0cm" svg:x="6.061cm" svg:y="6.354cm" svg:viewBox="0 0 0 0" draw:points="0,0">
          <text:p/>
        </draw:polygon>
        <draw:path draw:style-name="gr6" draw:text-style-name="P3" draw:layer="layout" svg:width="0.94cm" svg:height="0.664cm" svg:x="8.24cm" svg:y="6.441cm" svg:viewBox="0 0 941 665" svg:d="M679 631c161-57 262-173 262-299 0-183-210-332-471-332-259 0-470 149-470 332 0 126 101 242 261 299 65 22 137 34 209 34 73 0 144-12 209-34z">
          <text:p/>
        </draw:path>
        <draw:polygon draw:style-name="gr7" draw:text-style-name="P1" draw:layer="layout" svg:width="0cm" svg:height="0cm" svg:x="6.061cm" svg:y="6.354cm" svg:viewBox="0 0 0 0" draw:points="0,0">
          <text:p/>
        </draw:polygon>
        <draw:path draw:style-name="gr6" draw:text-style-name="P3" draw:layer="layout" svg:width="0.939cm" svg:height="0.63cm" svg:x="2.943cm" svg:y="6.441cm" svg:viewBox="0 0 940 631" svg:d="M679 631c160-57 261-172 261-298 0-184-210-333-470-333s-470 149-470 333c0 126 101 241 260 298 133-47 288-47 419 0z">
          <text:p/>
        </draw:path>
        <draw:polygon draw:style-name="gr7" draw:text-style-name="P1" draw:layer="layout" svg:width="0cm" svg:height="0cm" svg:x="6.061cm" svg:y="6.354cm" svg:viewBox="0 0 0 0" draw:points="0,0">
          <text:p/>
        </draw:polygon>
        <draw:path draw:style-name="gr6" draw:text-style-name="P3" draw:layer="layout" svg:width="0.94cm" svg:height="0.63cm" svg:x="8.24cm" svg:y="6.441cm" svg:viewBox="0 0 941 631" svg:d="M679 631c161-57 262-172 262-298 0-184-210-333-471-333-259 0-470 149-470 333 0 126 101 241 261 298 132-47 286-47 418 0z">
          <text:p/>
        </draw:path>
        <draw:polygon draw:style-name="gr7" draw:text-style-name="P1" draw:layer="layout" svg:width="0cm" svg:height="0cm" svg:x="6.061cm" svg:y="6.354cm" svg:viewBox="0 0 0 0" draw:points="0,0">
          <text:p/>
        </draw:polygon>
        <draw:path draw:style-name="gr6" draw:text-style-name="P3" draw:layer="layout" svg:width="0.937cm" svg:height="0.555cm" svg:x="5.593cm" svg:y="6.49cm" svg:viewBox="0 0 938 556" svg:d="M199 556c-116-57-189-149-199-248 18-174 222-308 468-308 247 0 451 134 470 308-11 99-84 191-199 248-162-80-378-80-540 0z">
          <text:p/>
        </draw:path>
        <draw:polygon draw:style-name="gr7" draw:text-style-name="P1" draw:layer="layout" svg:width="0cm" svg:height="0cm" svg:x="6.061cm" svg:y="6.354cm" svg:viewBox="0 0 0 0" draw:points="0,0">
          <text:p/>
        </draw:polygon>
        <draw:path draw:style-name="gr6" draw:text-style-name="P3" draw:layer="layout" svg:width="0.6cm" svg:height="0.424cm" svg:x="3.112cm" svg:y="3.635cm" svg:viewBox="0 0 601 425" svg:d="M601 212c0 88-76 166-192 199-34 9-71 14-108 14-36 0-73-5-107-14-117-33-194-111-194-199 0-117 135-212 301-212s300 95 300 212z">
          <text:p/>
        </draw:path>
        <draw:polygon draw:style-name="gr7" draw:text-style-name="P1" draw:layer="layout" svg:width="0cm" svg:height="0cm" svg:x="6.061cm" svg:y="6.354cm" svg:viewBox="0 0 0 0" draw:points="0,0">
          <text:p/>
        </draw:polygon>
        <draw:path draw:style-name="gr6" draw:text-style-name="P3" draw:layer="layout" svg:width="0.6cm" svg:height="0.424cm" svg:x="5.761cm" svg:y="3.635cm" svg:viewBox="0 0 601 425" svg:d="M601 212c0 88-77 166-193 199-35 9-71 14-108 14s-73-5-107-14c-116-33-193-111-193-199 0-117 135-212 300-212 166 0 301 95 301 212z">
          <text:p/>
        </draw:path>
        <draw:polygon draw:style-name="gr7" draw:text-style-name="P1" draw:layer="layout" svg:width="0cm" svg:height="0cm" svg:x="6.061cm" svg:y="6.354cm" svg:viewBox="0 0 0 0" draw:points="0,0">
          <text:p/>
        </draw:polygon>
        <draw:path draw:style-name="gr6" draw:text-style-name="P3" draw:layer="layout" svg:width="0.6cm" svg:height="0.424cm" svg:x="8.41cm" svg:y="3.635cm" svg:viewBox="0 0 601 425" svg:d="M601 212c0 88-76 166-192 199-35 9-71 14-108 14-38 0-74-5-109-14-115-33-192-111-192-199 0-117 134-212 301-212 166 0 300 95 300 212z">
          <text:p/>
        </draw:path>
        <draw:polygon draw:style-name="gr7" draw:text-style-name="P1" draw:layer="layout" svg:width="0cm" svg:height="0cm" svg:x="6.061cm" svg:y="6.354cm" svg:viewBox="0 0 0 0" draw:points="0,0">
          <text:p/>
        </draw:polygon>
        <draw:path draw:style-name="gr6" draw:text-style-name="P3" draw:layer="layout" svg:width="0.6cm" svg:height="0.41cm" svg:x="3.112cm" svg:y="3.635cm" svg:viewBox="0 0 601 411" svg:d="M194 411c-117-32-194-110-194-199 0-117 135-212 301-212s300 95 300 212c0 89-76 167-192 199-69-19-146-19-215 0z">
          <text:p/>
        </draw:path>
        <draw:polygon draw:style-name="gr7" draw:text-style-name="P1" draw:layer="layout" svg:width="0cm" svg:height="0cm" svg:x="6.061cm" svg:y="6.354cm" svg:viewBox="0 0 0 0" draw:points="0,0">
          <text:p/>
        </draw:polygon>
        <draw:path draw:style-name="gr6" draw:text-style-name="P3" draw:layer="layout" svg:width="0.6cm" svg:height="0.41cm" svg:x="5.761cm" svg:y="3.635cm" svg:viewBox="0 0 601 411" svg:d="M193 411c-116-32-193-110-193-199 0-117 135-212 300-212 166 0 301 95 301 212 0 89-77 167-193 199-69-19-146-19-215 0z">
          <text:p/>
        </draw:path>
        <draw:polygon draw:style-name="gr7" draw:text-style-name="P1" draw:layer="layout" svg:width="0cm" svg:height="0cm" svg:x="6.061cm" svg:y="6.354cm" svg:viewBox="0 0 0 0" draw:points="0,0">
          <text:p/>
        </draw:polygon>
        <draw:path draw:style-name="gr6" draw:text-style-name="P3" draw:layer="layout" svg:width="0.6cm" svg:height="0.41cm" svg:x="8.41cm" svg:y="3.635cm" svg:viewBox="0 0 601 411" svg:d="M192 411c-115-32-192-110-192-199 0-117 134-212 301-212 166 0 300 95 300 212 0 89-76 167-192 199-70-19-147-19-217 0z">
          <text:p/>
        </draw:path>
        <draw:polygon draw:style-name="gr7" draw:text-style-name="P1" draw:layer="layout" svg:width="0cm" svg:height="0cm" svg:x="6.061cm" svg:y="6.354cm" svg:viewBox="0 0 0 0" draw:points="0,0">
          <text:p/>
        </draw:polygon>
        <draw:path draw:style-name="gr6" draw:text-style-name="P3" draw:layer="layout" svg:width="1cm" svg:height="0.432cm" svg:x="8.21cm" svg:y="4.079cm" svg:viewBox="0 0 1001 433" svg:d="M501 228c-215 0-411-88-501-228h1001c-90 140-285 228-500 228l500-228v80c0 195-224 353-500 353-277 0-501-158-501-353v-80z">
          <text:p/>
        </draw:path>
        <draw:polygon draw:style-name="gr7" draw:text-style-name="P1" draw:layer="layout" svg:width="0cm" svg:height="0cm" svg:x="6.061cm" svg:y="6.354cm" svg:viewBox="0 0 0 0" draw:points="0,0">
          <text:p/>
        </draw:polygon>
        <draw:path draw:style-name="gr6" draw:text-style-name="P3" draw:layer="layout" svg:width="0.999cm" svg:height="0.432cm" svg:x="2.913cm" svg:y="4.079cm" svg:viewBox="0 0 1000 433" svg:d="M1000 0v80c0 195-224 353-501 353-276 0-499-158-499-353v-80c89 140 284 228 499 228 216 0 412-88 501-228z">
          <text:p/>
        </draw:path>
        <draw:polygon draw:style-name="gr7" draw:text-style-name="P1" draw:layer="layout" svg:width="0cm" svg:height="0cm" svg:x="6.061cm" svg:y="6.354cm" svg:viewBox="0 0 0 0" draw:points="0,0">
          <text:p/>
        </draw:polygon>
        <draw:path draw:style-name="gr6" draw:text-style-name="P3" draw:layer="layout" svg:width="1cm" svg:height="0.432cm" svg:x="5.561cm" svg:y="4.079cm" svg:viewBox="0 0 1001 433" svg:d="M1001 0v80c0 195-225 353-501 353s-500-158-500-353v-80c90 140 285 228 500 228s410-88 501-228z">
          <text:p/>
        </draw:path>
        <draw:polygon draw:style-name="gr7" draw:text-style-name="P1" draw:layer="layout" svg:width="0cm" svg:height="0cm" svg:x="6.061cm" svg:y="6.354cm" svg:viewBox="0 0 0 0" draw:points="0,0">
          <text:p/>
        </draw:polygon>
        <draw:path draw:style-name="gr6" draw:text-style-name="P3" draw:layer="layout" svg:width="0.94cm" svg:height="0.357cm" svg:x="5.591cm" svg:y="6.441cm" svg:viewBox="0 0 941 358" svg:d="M2 358c-1-9-2-17-2-25 0-183 211-333 470-333 261 0 471 150 471 333 0 8 0 16-1 25-19-174-223-309-470-309-246 0-450 135-468 309z">
          <text:p/>
        </draw:path>
        <draw:polygon draw:style-name="gr7" draw:text-style-name="P1" draw:layer="layout" svg:width="0cm" svg:height="0cm" svg:x="6.061cm" svg:y="6.354cm" svg:viewBox="0 0 0 0" draw:points="0,0">
          <text:p/>
        </draw:polygon>
        <draw:path draw:style-name="gr6" draw:text-style-name="P3" draw:layer="layout" svg:width="0.418cm" svg:height="0.069cm" svg:x="3.203cm" svg:y="7.036cm" svg:viewBox="0 0 419 70" svg:d="M209 70c73 0 145-12 210-35-132-47-287-47-419 0 65 23 137 35 209 35z">
          <text:p/>
        </draw:path>
        <draw:polygon draw:style-name="gr7" draw:text-style-name="P1" draw:layer="layout" svg:width="0cm" svg:height="0cm" svg:x="6.061cm" svg:y="6.354cm" svg:viewBox="0 0 0 0" draw:points="0,0">
          <text:p/>
        </draw:polygon>
        <draw:path draw:style-name="gr6" draw:text-style-name="P3" draw:layer="layout" svg:width="0.215cm" svg:height="0.212cm" svg:x="3.305cm" svg:y="3.847cm" svg:viewBox="0 0 216 213" svg:d="M108 213c-36 0-73-5-108-14 70-19 147-19 216 0-34 9-71 14-108 14v-213z">
          <text:p/>
        </draw:path>
        <draw:polygon draw:style-name="gr7" draw:text-style-name="P1" draw:layer="layout" svg:width="0cm" svg:height="0cm" svg:x="6.061cm" svg:y="6.354cm" svg:viewBox="0 0 0 0" draw:points="0,0">
          <text:p/>
        </draw:polygon>
        <draw:path draw:style-name="gr6" draw:text-style-name="P3" draw:layer="layout" svg:width="0.215cm" svg:height="0.212cm" svg:x="5.954cm" svg:y="3.847cm" svg:viewBox="0 0 216 213" svg:d="M107 213c-37 0-73-5-107-14 69-19 146-19 216 0-35 9-72 14-109 14v-213z">
          <text:p/>
        </draw:path>
        <draw:polygon draw:style-name="gr7" draw:text-style-name="P1" draw:layer="layout" svg:width="0cm" svg:height="0cm" svg:x="6.061cm" svg:y="6.354cm" svg:viewBox="0 0 0 0" draw:points="0,0">
          <text:p/>
        </draw:polygon>
        <draw:path draw:style-name="gr6" draw:text-style-name="P3" draw:layer="layout" svg:width="0.216cm" svg:height="0.212cm" svg:x="8.602cm" svg:y="3.847cm" svg:viewBox="0 0 217 213" svg:d="M109 213c-38 0-74-5-109-14 70-19 147-19 217 0-35 9-71 14-108 14v-213z">
          <text:p/>
        </draw:path>
        <draw:polygon draw:style-name="gr7" draw:text-style-name="P1" draw:layer="layout" svg:width="0cm" svg:height="0cm" svg:x="6.061cm" svg:y="6.354cm" svg:viewBox="0 0 0 0" draw:points="0,0">
          <text:p/>
        </draw:polygon>
        <draw:path draw:style-name="gr8" draw:text-style-name="P1" draw:layer="layout" svg:width="0.418cm" svg:height="0.035cm" svg:x="8.501cm" svg:y="7.036cm" svg:viewBox="0 0 419 36" svg:d="M419 36c-132-48-286-48-419 0">
          <text:p/>
        </draw:path>
        <draw:path draw:style-name="gr8" draw:text-style-name="P1" draw:layer="layout" svg:width="0.47cm" svg:height="0.332cm" svg:x="8.71cm" svg:y="6.773cm" svg:viewBox="0 0 471 333" svg:d="M0 333c260 0 471-149 471-333">
          <text:p/>
        </draw:path>
        <draw:path draw:style-name="gr8" draw:text-style-name="P1" draw:layer="layout" svg:width="0.94cm" svg:height="0.332cm" svg:x="8.24cm" svg:y="6.441cm" svg:viewBox="0 0 941 333" svg:d="M941 333c0-183-210-333-471-333-259 0-470 150-470 333">
          <text:p/>
        </draw:path>
        <draw:path draw:style-name="gr8" draw:text-style-name="P1" draw:layer="layout" svg:width="0.47cm" svg:height="0.332cm" svg:x="8.24cm" svg:y="6.773cm" svg:viewBox="0 0 471 333" svg:d="M0 0c0 184 211 333 471 333">
          <text:p/>
        </draw:path>
        <draw:path draw:style-name="gr8" draw:text-style-name="P1" draw:layer="layout" svg:width="1.22cm" svg:height="0.862cm" svg:x="8.1cm" svg:y="6.243cm" svg:viewBox="0 0 1221 863" svg:d="M1221 432c0-239-274-432-611-432s-610 193-610 432M0 432c0 238 273 431 610 431s611-193 611-431">
          <text:p/>
        </draw:path>
        <draw:line draw:style-name="gr8" draw:text-style-name="P1" draw:layer="layout" svg:x1="3.906cm" svg:y1="7.239cm" svg:x2="3.306cm" svg:y2="7.239cm">
          <text:p/>
        </draw:line>
        <draw:path draw:style-name="gr8" draw:text-style-name="P1" draw:layer="layout" svg:width="0.6cm" svg:height="0.424cm" svg:x="2.706cm" svg:y="6.815cm" svg:viewBox="0 0 601 425" svg:d="M601 425c-332 0-601-189-601-425">
          <text:p/>
        </draw:path>
        <draw:path draw:style-name="gr8" draw:text-style-name="P1" draw:layer="layout" svg:width="4.311cm" svg:height="1.061cm" svg:x="3.906cm" svg:y="7.239cm" svg:viewBox="0 0 4312 1062" svg:d="M0 0c334 638 1194 1062 2155 1062 962 0 1822-424 2157-1062">
          <text:p/>
        </draw:path>
        <draw:line draw:style-name="gr8" draw:text-style-name="P1" draw:layer="layout" svg:x1="2.706cm" svg:y1="6.815cm" svg:x2="2.706cm" svg:y2="6.533cm">
          <text:p/>
        </draw:line>
        <draw:line draw:style-name="gr8" draw:text-style-name="P1" draw:layer="layout" svg:x1="8.217cm" svg:y1="7.239cm" svg:x2="8.816cm" svg:y2="7.239cm">
          <text:p/>
        </draw:line>
        <draw:path draw:style-name="gr8" draw:text-style-name="P1" draw:layer="layout" svg:width="0.6cm" svg:height="0.424cm" svg:x="2.706cm" svg:y="6.109cm" svg:viewBox="0 0 601 425" svg:d="M0 425c0-235 269-425 601-425">
          <text:p/>
        </draw:path>
        <draw:path draw:style-name="gr8" draw:text-style-name="P1" draw:layer="layout" svg:width="0.6cm" svg:height="0.424cm" svg:x="8.816cm" svg:y="6.815cm" svg:viewBox="0 0 601 425" svg:d="M0 425c332 0 601-189 601-425">
          <text:p/>
        </draw:path>
        <draw:line draw:style-name="gr8" draw:text-style-name="P1" draw:layer="layout" svg:x1="3.306cm" svg:y1="6.109cm" svg:x2="3.906cm" svg:y2="6.109cm">
          <text:p/>
        </draw:line>
        <draw:line draw:style-name="gr8" draw:text-style-name="P1" draw:layer="layout" svg:x1="9.416cm" svg:y1="6.815cm" svg:x2="9.416cm" svg:y2="6.533cm">
          <text:p/>
        </draw:line>
        <draw:path draw:style-name="gr8" draw:text-style-name="P1" draw:layer="layout" svg:width="4.311cm" svg:height="1.061cm" svg:x="3.906cm" svg:y="5.048cm" svg:viewBox="0 0 4312 1062" svg:d="M4312 1062c-335-639-1195-1062-2157-1062-961 0-1821 423-2155 1062">
          <text:p/>
        </draw:path>
        <draw:path draw:style-name="gr8" draw:text-style-name="P1" draw:layer="layout" svg:width="0.6cm" svg:height="0.424cm" svg:x="8.816cm" svg:y="6.109cm" svg:viewBox="0 0 601 425" svg:d="M601 425c0-235-269-425-601-425">
          <text:p/>
        </draw:path>
        <draw:line draw:style-name="gr8" draw:text-style-name="P1" draw:layer="layout" svg:x1="8.816cm" svg:y1="6.109cm" svg:x2="8.217cm" svg:y2="6.109cm">
          <text:p/>
        </draw:line>
        <draw:path draw:style-name="gr8" draw:text-style-name="P1" draw:layer="layout" svg:width="1.22cm" svg:height="0.862cm" svg:x="5.451cm" svg:y="6.243cm" svg:viewBox="0 0 1221 863" svg:d="M0 432c0 238 274 431 611 431s610-193 610-431M1221 432c0-239-273-432-610-432s-611 193-611 432">
          <text:p/>
        </draw:path>
        <draw:path draw:style-name="gr8" draw:text-style-name="P1" draw:layer="layout" svg:width="1.219cm" svg:height="0.862cm" svg:x="2.803cm" svg:y="6.243cm" svg:viewBox="0 0 1220 863" svg:d="M1220 432c0-239-273-432-610-432-336 0-610 193-610 432M0 432c0 238 274 431 610 431 337 0 610-193 610-431">
          <text:p/>
        </draw:path>
        <draw:line draw:style-name="gr8" draw:text-style-name="P1" draw:layer="layout" svg:x1="3.906cm" svg:y1="8.088cm" svg:x2="3.306cm" svg:y2="8.088cm">
          <text:p/>
        </draw:line>
        <draw:line draw:style-name="gr8" draw:text-style-name="P1" draw:layer="layout" svg:x1="3.906cm" svg:y1="8.088cm" svg:x2="3.906cm" svg:y2="7.239cm">
          <text:p/>
        </draw:line>
        <draw:path draw:style-name="gr8" draw:text-style-name="P1" draw:layer="layout" svg:width="0.6cm" svg:height="0.424cm" svg:x="2.706cm" svg:y="7.664cm" svg:viewBox="0 0 601 425" svg:d="M601 425c-332 0-601-190-601-425">
          <text:p/>
        </draw:path>
        <draw:line draw:style-name="gr8" draw:text-style-name="P1" draw:layer="layout" svg:x1="2.706cm" svg:y1="7.664cm" svg:x2="2.706cm" svg:y2="6.815cm">
          <text:p/>
        </draw:line>
        <draw:line draw:style-name="gr8" draw:text-style-name="P1" draw:layer="layout" svg:x1="8.217cm" svg:y1="8.088cm" svg:x2="8.217cm" svg:y2="7.239cm">
          <text:p/>
        </draw:line>
        <draw:path draw:style-name="gr8" draw:text-style-name="P1" draw:layer="layout" svg:width="4.311cm" svg:height="1.06cm" svg:x="3.906cm" svg:y="8.088cm" svg:viewBox="0 0 4312 1061" svg:d="M0 0c334 637 1194 1061 2155 1061 962 0 1822-424 2157-1061">
          <text:p/>
        </draw:path>
        <draw:line draw:style-name="gr8" draw:text-style-name="P1" draw:layer="layout" svg:x1="8.217cm" svg:y1="8.088cm" svg:x2="8.816cm" svg:y2="8.088cm">
          <text:p/>
        </draw:line>
        <draw:path draw:style-name="gr8" draw:text-style-name="P1" draw:layer="layout" svg:width="0.6cm" svg:height="0.424cm" svg:x="8.816cm" svg:y="7.664cm" svg:viewBox="0 0 601 425" svg:d="M0 425c332 0 601-190 601-425">
          <text:p/>
        </draw:path>
        <draw:line draw:style-name="gr8" draw:text-style-name="P1" draw:layer="layout" svg:x1="9.416cm" svg:y1="7.664cm" svg:x2="9.416cm" svg:y2="6.815cm">
          <text:p/>
        </draw:line>
        <draw:path draw:style-name="gr8" draw:text-style-name="P1" draw:layer="layout" svg:width="0.47cm" svg:height="0.332cm" svg:x="5.591cm" svg:y="6.773cm" svg:viewBox="0 0 471 333" svg:d="M471 333c-260 0-471-149-471-333">
          <text:p/>
        </draw:path>
        <draw:path draw:style-name="gr8" draw:text-style-name="P1" draw:layer="layout" svg:width="0.94cm" svg:height="0.332cm" svg:x="5.591cm" svg:y="6.441cm" svg:viewBox="0 0 941 333" svg:d="M0 333c0-183 211-333 470-333 261 0 471 150 471 333">
          <text:p/>
        </draw:path>
        <draw:path draw:style-name="gr8" draw:text-style-name="P1" draw:layer="layout" svg:width="0.47cm" svg:height="0.332cm" svg:x="6.061cm" svg:y="6.773cm" svg:viewBox="0 0 471 333" svg:d="M471 0c0 184-211 333-471 333">
          <text:p/>
        </draw:path>
        <draw:path draw:style-name="gr8" draw:text-style-name="P1" draw:layer="layout" svg:width="0.47cm" svg:height="0.332cm" svg:x="3.412cm" svg:y="6.773cm" svg:viewBox="0 0 471 333" svg:d="M0 333c261 0 471-149 471-333">
          <text:p/>
        </draw:path>
        <draw:path draw:style-name="gr8" draw:text-style-name="P1" draw:layer="layout" svg:width="0.939cm" svg:height="0.332cm" svg:x="2.943cm" svg:y="6.441cm" svg:viewBox="0 0 940 333" svg:d="M940 333c0-183-210-333-470-333s-470 150-470 333">
          <text:p/>
        </draw:path>
        <draw:path draw:style-name="gr8" draw:text-style-name="P1" draw:layer="layout" svg:width="0.469cm" svg:height="0.332cm" svg:x="2.943cm" svg:y="6.773cm" svg:viewBox="0 0 470 333" svg:d="M0 0c0 184 211 333 470 333">
          <text:p/>
        </draw:path>
        <draw:path draw:style-name="gr8" draw:text-style-name="P1" draw:layer="layout" svg:width="0.937cm" svg:height="0.308cm" svg:x="5.593cm" svg:y="6.49cm" svg:viewBox="0 0 938 309" svg:d="M0 309c18-174 222-309 468-309 247 0 451 135 470 309">
          <text:p/>
        </draw:path>
        <draw:path draw:style-name="gr8" draw:text-style-name="P1" draw:layer="layout" svg:width="0.418cm" svg:height="0.035cm" svg:x="3.203cm" svg:y="7.036cm" svg:viewBox="0 0 419 36" svg:d="M419 36c-132-48-287-48-419 0">
          <text:p/>
        </draw:path>
        <draw:path draw:style-name="gr8" draw:text-style-name="P1" draw:layer="layout" svg:width="0.539cm" svg:height="0.06cm" svg:x="5.792cm" svg:y="6.985cm" svg:viewBox="0 0 540 61" svg:d="M0 61c162-81 377-81 540 0">
          <text:p/>
        </draw:path>
        <draw:path draw:style-name="gr8" draw:text-style-name="P1" draw:layer="layout" svg:width="0.3cm" svg:height="0.212cm" svg:x="3.112cm" svg:y="3.847cm" svg:viewBox="0 0 301 213" svg:d="M301 213c-165 0-301-95-301-213">
          <text:p/>
        </draw:path>
        <draw:path draw:style-name="gr8" draw:text-style-name="P1" draw:layer="layout" svg:width="0.6cm" svg:height="0.212cm" svg:x="3.112cm" svg:y="3.635cm" svg:viewBox="0 0 601 213" svg:d="M0 213c0-117 135-213 301-213s300 96 300 213">
          <text:p/>
        </draw:path>
        <draw:path draw:style-name="gr8" draw:text-style-name="P1" draw:layer="layout" svg:width="0.3cm" svg:height="0.212cm" svg:x="3.412cm" svg:y="3.847cm" svg:viewBox="0 0 301 213" svg:d="M301 0c0 118-134 213-301 213">
          <text:p/>
        </draw:path>
        <draw:path draw:style-name="gr8" draw:text-style-name="P1" draw:layer="layout" svg:width="0.549cm" svg:height="0.389cm" svg:x="2.863cm" svg:y="3.847cm" svg:viewBox="0 0 550 390" svg:d="M550 390c-303 0-550-175-550-390">
          <text:p/>
        </draw:path>
        <draw:path draw:style-name="gr8" draw:text-style-name="P1" draw:layer="layout" svg:width="1.099cm" svg:height="0.389cm" svg:x="2.863cm" svg:y="3.458cm" svg:viewBox="0 0 1100 390" svg:d="M0 390c0-216 246-390 549-390 304 0 551 174 551 390">
          <text:p/>
        </draw:path>
        <draw:path draw:style-name="gr8" draw:text-style-name="P1" draw:layer="layout" svg:width="0.55cm" svg:height="0.389cm" svg:x="3.412cm" svg:y="3.847cm" svg:viewBox="0 0 551 390" svg:d="M551 0c0 215-246 390-551 390">
          <text:p/>
        </draw:path>
        <draw:path draw:style-name="gr8" draw:text-style-name="P1" draw:layer="layout" svg:width="0.549cm" svg:height="0.389cm" svg:x="2.863cm" svg:y="3.917cm" svg:viewBox="0 0 550 390" svg:d="M550 390c-303 0-550-174-550-390">
          <text:p/>
        </draw:path>
        <draw:path draw:style-name="gr8" draw:text-style-name="P1" draw:layer="layout" svg:width="0.55cm" svg:height="0.389cm" svg:x="3.412cm" svg:y="3.917cm" svg:viewBox="0 0 551 390" svg:d="M551 0c0 216-246 390-551 390">
          <text:p/>
        </draw:path>
        <draw:path draw:style-name="gr8" draw:text-style-name="P1" draw:layer="layout" svg:width="0.499cm" svg:height="0.353cm" svg:x="2.913cm" svg:y="4.158cm" svg:viewBox="0 0 500 354" svg:d="M500 354c-277 0-500-159-500-354">
          <text:p/>
        </draw:path>
        <draw:path draw:style-name="gr8" draw:text-style-name="P1" draw:layer="layout" svg:width="0.5cm" svg:height="0.353cm" svg:x="3.412cm" svg:y="4.158cm" svg:viewBox="0 0 501 354" svg:d="M501 0c0 195-225 354-501 354">
          <text:p/>
        </draw:path>
        <draw:path draw:style-name="gr8" draw:text-style-name="P1" draw:layer="layout" svg:width="0.518cm" svg:height="0.367cm" svg:x="2.894cm" svg:y="4.172cm" svg:viewBox="0 0 519 368" svg:d="M519 368c-287 0-519-164-519-368">
          <text:p/>
        </draw:path>
        <draw:path draw:style-name="gr8" draw:text-style-name="P1" draw:layer="layout" svg:width="0.017cm" svg:height="0.095cm" svg:x="2.894cm" svg:y="4.077cm" svg:viewBox="0 0 18 96" svg:d="M0 96c0-32 6-64 18-96">
          <text:p/>
        </draw:path>
        <draw:path draw:style-name="gr8" draw:text-style-name="P1" draw:layer="layout" svg:width="0.017cm" svg:height="0.095cm" svg:x="3.914cm" svg:y="4.077cm" svg:viewBox="0 0 18 96" svg:d="M0 0c12 32 18 64 18 96">
          <text:p/>
        </draw:path>
        <draw:path draw:style-name="gr8" draw:text-style-name="P1" draw:layer="layout" svg:width="0.519cm" svg:height="0.367cm" svg:x="3.412cm" svg:y="4.172cm" svg:viewBox="0 0 520 368" svg:d="M520 0c0 204-233 368-520 368">
          <text:p/>
        </draw:path>
        <draw:path draw:style-name="gr8" draw:text-style-name="P1" draw:layer="layout" svg:width="0.518cm" svg:height="0.366cm" svg:x="2.894cm" svg:y="4.243cm" svg:viewBox="0 0 519 367" svg:d="M519 367c-287 0-519-165-519-367">
          <text:p/>
        </draw:path>
        <draw:path draw:style-name="gr8" draw:text-style-name="P1" draw:layer="layout" svg:width="0.519cm" svg:height="0.366cm" svg:x="3.412cm" svg:y="4.243cm" svg:viewBox="0 0 520 367" svg:d="M520 0c0 202-233 367-520 367">
          <text:p/>
        </draw:path>
        <draw:path draw:style-name="gr8" draw:text-style-name="P1" draw:layer="layout" svg:width="0.215cm" svg:height="0.014cm" svg:x="3.305cm" svg:y="4.031cm" svg:viewBox="0 0 216 15" svg:d="M0 15c70-20 147-20 216 0">
          <text:p/>
        </draw:path>
        <draw:path draw:style-name="gr8" draw:text-style-name="P1" draw:layer="layout" svg:width="0.3cm" svg:height="0.212cm" svg:x="5.761cm" svg:y="3.847cm" svg:viewBox="0 0 301 213" svg:d="M301 213c-165 0-301-95-301-213">
          <text:p/>
        </draw:path>
        <draw:path draw:style-name="gr8" draw:text-style-name="P1" draw:layer="layout" svg:width="0.6cm" svg:height="0.212cm" svg:x="5.761cm" svg:y="3.635cm" svg:viewBox="0 0 601 213" svg:d="M0 213c0-117 135-213 300-213 166 0 301 96 301 213">
          <text:p/>
        </draw:path>
        <draw:path draw:style-name="gr8" draw:text-style-name="P1" draw:layer="layout" svg:width="0.3cm" svg:height="0.212cm" svg:x="6.061cm" svg:y="3.847cm" svg:viewBox="0 0 301 213" svg:d="M301 0c0 118-134 213-301 213">
          <text:p/>
        </draw:path>
        <draw:path draw:style-name="gr8" draw:text-style-name="P1" draw:layer="layout" svg:width="0.55cm" svg:height="0.389cm" svg:x="5.511cm" svg:y="3.847cm" svg:viewBox="0 0 551 390" svg:d="M551 390c-304 0-551-175-551-390">
          <text:p/>
        </draw:path>
        <draw:path draw:style-name="gr8" draw:text-style-name="P1" draw:layer="layout" svg:width="1.1cm" svg:height="0.389cm" svg:x="5.511cm" svg:y="3.458cm" svg:viewBox="0 0 1101 390" svg:d="M0 390c0-216 247-390 551-390s550 174 550 390">
          <text:p/>
        </draw:path>
        <draw:path draw:style-name="gr8" draw:text-style-name="P1" draw:layer="layout" svg:width="0.55cm" svg:height="0.389cm" svg:x="6.061cm" svg:y="3.847cm" svg:viewBox="0 0 551 390" svg:d="M551 0c0 215-246 390-551 390">
          <text:p/>
        </draw:path>
        <draw:path draw:style-name="gr8" draw:text-style-name="P1" draw:layer="layout" svg:width="0.55cm" svg:height="0.389cm" svg:x="5.511cm" svg:y="3.917cm" svg:viewBox="0 0 551 390" svg:d="M551 390c-304 0-551-174-551-390">
          <text:p/>
        </draw:path>
        <draw:path draw:style-name="gr8" draw:text-style-name="P1" draw:layer="layout" svg:width="0.55cm" svg:height="0.389cm" svg:x="6.061cm" svg:y="3.917cm" svg:viewBox="0 0 551 390" svg:d="M551 0c0 216-246 390-551 390">
          <text:p/>
        </draw:path>
        <draw:path draw:style-name="gr8" draw:text-style-name="P1" draw:layer="layout" svg:width="0.5cm" svg:height="0.353cm" svg:x="5.561cm" svg:y="4.158cm" svg:viewBox="0 0 501 354" svg:d="M501 354c-276 0-501-159-501-354">
          <text:p/>
        </draw:path>
        <draw:path draw:style-name="gr8" draw:text-style-name="P1" draw:layer="layout" svg:width="0.5cm" svg:height="0.353cm" svg:x="6.061cm" svg:y="4.158cm" svg:viewBox="0 0 501 354" svg:d="M501 0c0 195-224 354-501 354">
          <text:p/>
        </draw:path>
        <draw:path draw:style-name="gr8" draw:text-style-name="P1" draw:layer="layout" svg:width="0.519cm" svg:height="0.367cm" svg:x="5.542cm" svg:y="4.172cm" svg:viewBox="0 0 520 368" svg:d="M520 368c-287 0-520-164-520-368">
          <text:p/>
        </draw:path>
        <draw:path draw:style-name="gr8" draw:text-style-name="P1" draw:layer="layout" svg:width="0.018cm" svg:height="0.095cm" svg:x="5.542cm" svg:y="4.077cm" svg:viewBox="0 0 19 96" svg:d="M0 96c0-32 6-64 19-96">
          <text:p/>
        </draw:path>
        <draw:path draw:style-name="gr8" draw:text-style-name="P1" draw:layer="layout" svg:width="0.018cm" svg:height="0.095cm" svg:x="6.562cm" svg:y="4.077cm" svg:viewBox="0 0 19 96" svg:d="M0 0c13 32 19 64 19 96">
          <text:p/>
        </draw:path>
        <draw:path draw:style-name="gr8" draw:text-style-name="P1" draw:layer="layout" svg:width="0.519cm" svg:height="0.367cm" svg:x="6.061cm" svg:y="4.172cm" svg:viewBox="0 0 520 368" svg:d="M520 0c0 204-233 368-520 368">
          <text:p/>
        </draw:path>
        <draw:path draw:style-name="gr8" draw:text-style-name="P1" draw:layer="layout" svg:width="0.519cm" svg:height="0.366cm" svg:x="5.542cm" svg:y="4.243cm" svg:viewBox="0 0 520 367" svg:d="M520 367c-287 0-520-165-520-367">
          <text:p/>
        </draw:path>
        <draw:path draw:style-name="gr8" draw:text-style-name="P1" draw:layer="layout" svg:width="0.519cm" svg:height="0.366cm" svg:x="6.061cm" svg:y="4.243cm" svg:viewBox="0 0 520 367" svg:d="M520 0c0 202-233 367-520 367">
          <text:p/>
        </draw:path>
        <draw:path draw:style-name="gr8" draw:text-style-name="P1" draw:layer="layout" svg:width="0.215cm" svg:height="0.014cm" svg:x="5.954cm" svg:y="4.031cm" svg:viewBox="0 0 216 15" svg:d="M0 15c69-20 146-20 216 0">
          <text:p/>
        </draw:path>
        <draw:path draw:style-name="gr8" draw:text-style-name="P1" draw:layer="layout" svg:width="0.3cm" svg:height="0.212cm" svg:x="8.41cm" svg:y="3.847cm" svg:viewBox="0 0 301 213" svg:d="M301 213c-166 0-301-95-301-213">
          <text:p/>
        </draw:path>
        <draw:path draw:style-name="gr8" draw:text-style-name="P1" draw:layer="layout" svg:width="0.6cm" svg:height="0.212cm" svg:x="8.41cm" svg:y="3.635cm" svg:viewBox="0 0 601 213" svg:d="M0 213c0-117 134-213 301-213 166 0 300 96 300 213">
          <text:p/>
        </draw:path>
        <draw:path draw:style-name="gr8" draw:text-style-name="P1" draw:layer="layout" svg:width="0.3cm" svg:height="0.212cm" svg:x="8.71cm" svg:y="3.847cm" svg:viewBox="0 0 301 213" svg:d="M301 0c0 118-134 213-301 213">
          <text:p/>
        </draw:path>
        <draw:path draw:style-name="gr8" draw:text-style-name="P1" draw:layer="layout" svg:width="0.55cm" svg:height="0.389cm" svg:x="8.16cm" svg:y="3.847cm" svg:viewBox="0 0 551 390" svg:d="M551 390c-305 0-551-175-551-390">
          <text:p/>
        </draw:path>
        <draw:path draw:style-name="gr8" draw:text-style-name="P1" draw:layer="layout" svg:width="1.1cm" svg:height="0.389cm" svg:x="8.16cm" svg:y="3.458cm" svg:viewBox="0 0 1101 390" svg:d="M0 390c0-216 247-390 551-390s550 174 550 390">
          <text:p/>
        </draw:path>
        <draw:path draw:style-name="gr8" draw:text-style-name="P1" draw:layer="layout" svg:width="0.55cm" svg:height="0.389cm" svg:x="8.71cm" svg:y="3.847cm" svg:viewBox="0 0 551 390" svg:d="M551 0c0 215-247 390-551 390">
          <text:p/>
        </draw:path>
        <draw:path draw:style-name="gr8" draw:text-style-name="P1" draw:layer="layout" svg:width="0.55cm" svg:height="0.389cm" svg:x="8.16cm" svg:y="3.917cm" svg:viewBox="0 0 551 390" svg:d="M551 390c-305 0-551-174-551-390">
          <text:p/>
        </draw:path>
        <draw:path draw:style-name="gr8" draw:text-style-name="P1" draw:layer="layout" svg:width="0.55cm" svg:height="0.389cm" svg:x="8.71cm" svg:y="3.917cm" svg:viewBox="0 0 551 390" svg:d="M551 0c0 216-247 390-551 390">
          <text:p/>
        </draw:path>
        <draw:path draw:style-name="gr8" draw:text-style-name="P1" draw:layer="layout" svg:width="0.5cm" svg:height="0.353cm" svg:x="8.21cm" svg:y="4.158cm" svg:viewBox="0 0 501 354" svg:d="M501 354c-276 0-501-159-501-354">
          <text:p/>
        </draw:path>
        <draw:path draw:style-name="gr8" draw:text-style-name="P1" draw:layer="layout" svg:width="0.5cm" svg:height="0.353cm" svg:x="8.71cm" svg:y="4.158cm" svg:viewBox="0 0 501 354" svg:d="M501 0c0 195-224 354-501 354">
          <text:p/>
        </draw:path>
        <draw:path draw:style-name="gr8" draw:text-style-name="P1" draw:layer="layout" svg:width="0.519cm" svg:height="0.367cm" svg:x="8.191cm" svg:y="4.172cm" svg:viewBox="0 0 520 368" svg:d="M520 368c-287 0-520-164-520-368">
          <text:p/>
        </draw:path>
        <draw:path draw:style-name="gr8" draw:text-style-name="P1" draw:layer="layout" svg:width="0.018cm" svg:height="0.095cm" svg:x="8.191cm" svg:y="4.077cm" svg:viewBox="0 0 19 96" svg:d="M0 96c0-32 6-64 19-96">
          <text:p/>
        </draw:path>
        <draw:path draw:style-name="gr8" draw:text-style-name="P1" draw:layer="layout" svg:width="0.018cm" svg:height="0.095cm" svg:x="9.211cm" svg:y="4.077cm" svg:viewBox="0 0 19 96" svg:d="M0 0c13 32 19 64 19 96">
          <text:p/>
        </draw:path>
        <draw:path draw:style-name="gr8" draw:text-style-name="P1" draw:layer="layout" svg:width="0.519cm" svg:height="0.367cm" svg:x="8.71cm" svg:y="4.172cm" svg:viewBox="0 0 520 368" svg:d="M520 0c0 204-233 368-520 368">
          <text:p/>
        </draw:path>
        <draw:path draw:style-name="gr8" draw:text-style-name="P1" draw:layer="layout" svg:width="0.519cm" svg:height="0.366cm" svg:x="8.191cm" svg:y="4.243cm" svg:viewBox="0 0 520 367" svg:d="M520 367c-287 0-520-165-520-367">
          <text:p/>
        </draw:path>
        <draw:path draw:style-name="gr8" draw:text-style-name="P1" draw:layer="layout" svg:width="0.519cm" svg:height="0.366cm" svg:x="8.71cm" svg:y="4.243cm" svg:viewBox="0 0 520 367" svg:d="M520 0c0 202-233 367-520 367">
          <text:p/>
        </draw:path>
        <draw:path draw:style-name="gr8" draw:text-style-name="P1" draw:layer="layout" svg:width="0.216cm" svg:height="0.014cm" svg:x="8.602cm" svg:y="4.031cm" svg:viewBox="0 0 217 15" svg:d="M0 15c70-20 147-20 217 0">
          <text:p/>
        </draw:path>
        <draw:line draw:style-name="gr8" draw:text-style-name="P1" draw:layer="layout" svg:x1="8.71cm" svg:y1="6.674cm" svg:x2="8.71cm" svg:y2="4.609cm">
          <text:p/>
        </draw:line>
        <draw:line draw:style-name="gr8" draw:text-style-name="P1" draw:layer="layout" svg:x1="8.71cm" svg:y1="4.059cm" svg:x2="8.71cm" svg:y2="3.847cm">
          <text:p/>
        </draw:line>
        <draw:line draw:style-name="gr8" draw:text-style-name="P1" draw:layer="layout" svg:x1="6.061cm" svg:y1="6.674cm" svg:x2="6.061cm" svg:y2="4.609cm">
          <text:p/>
        </draw:line>
        <draw:line draw:style-name="gr8" draw:text-style-name="P1" draw:layer="layout" svg:x1="6.061cm" svg:y1="4.059cm" svg:x2="6.061cm" svg:y2="3.847cm">
          <text:p/>
        </draw:line>
        <draw:line draw:style-name="gr8" draw:text-style-name="P1" draw:layer="layout" svg:x1="3.412cm" svg:y1="6.674cm" svg:x2="3.412cm" svg:y2="4.609cm">
          <text:p/>
        </draw:line>
        <draw:line draw:style-name="gr8" draw:text-style-name="P1" draw:layer="layout" svg:x1="3.412cm" svg:y1="4.059cm" svg:x2="3.412cm" svg:y2="3.847cm">
          <text:p/>
        </draw:line>
        <draw:line draw:style-name="gr8" draw:text-style-name="P1" draw:layer="layout" svg:x1="3.962cm" svg:y1="3.847cm" svg:x2="3.962cm" svg:y2="3.917cm">
          <text:p/>
        </draw:line>
        <draw:line draw:style-name="gr8" draw:text-style-name="P1" draw:layer="layout" svg:x1="2.863cm" svg:y1="3.847cm" svg:x2="2.863cm" svg:y2="3.917cm">
          <text:p/>
        </draw:line>
        <draw:line draw:style-name="gr8" draw:text-style-name="P1" draw:layer="layout" svg:x1="3.912cm" svg:y1="4.079cm" svg:x2="3.912cm" svg:y2="4.158cm">
          <text:p/>
        </draw:line>
        <draw:line draw:style-name="gr8" draw:text-style-name="P1" draw:layer="layout" svg:x1="2.913cm" svg:y1="4.079cm" svg:x2="2.913cm" svg:y2="4.158cm">
          <text:p/>
        </draw:line>
        <draw:line draw:style-name="gr8" draw:text-style-name="P1" draw:layer="layout" svg:x1="3.931cm" svg:y1="4.172cm" svg:x2="3.931cm" svg:y2="4.243cm">
          <text:p/>
        </draw:line>
        <draw:line draw:style-name="gr8" draw:text-style-name="P1" draw:layer="layout" svg:x1="2.894cm" svg:y1="4.172cm" svg:x2="2.894cm" svg:y2="4.243cm">
          <text:p/>
        </draw:line>
        <draw:line draw:style-name="gr8" draw:text-style-name="P1" draw:layer="layout" svg:x1="6.611cm" svg:y1="3.847cm" svg:x2="6.611cm" svg:y2="3.917cm">
          <text:p/>
        </draw:line>
        <draw:line draw:style-name="gr8" draw:text-style-name="P1" draw:layer="layout" svg:x1="5.511cm" svg:y1="3.847cm" svg:x2="5.511cm" svg:y2="3.917cm">
          <text:p/>
        </draw:line>
        <draw:line draw:style-name="gr8" draw:text-style-name="P1" draw:layer="layout" svg:x1="6.561cm" svg:y1="4.079cm" svg:x2="6.561cm" svg:y2="4.158cm">
          <text:p/>
        </draw:line>
        <draw:line draw:style-name="gr8" draw:text-style-name="P1" draw:layer="layout" svg:x1="5.561cm" svg:y1="4.079cm" svg:x2="5.561cm" svg:y2="4.158cm">
          <text:p/>
        </draw:line>
        <draw:line draw:style-name="gr8" draw:text-style-name="P1" draw:layer="layout" svg:x1="6.58cm" svg:y1="4.172cm" svg:x2="6.58cm" svg:y2="4.243cm">
          <text:p/>
        </draw:line>
        <draw:line draw:style-name="gr8" draw:text-style-name="P1" draw:layer="layout" svg:x1="5.542cm" svg:y1="4.172cm" svg:x2="5.542cm" svg:y2="4.243cm">
          <text:p/>
        </draw:line>
        <draw:line draw:style-name="gr8" draw:text-style-name="P1" draw:layer="layout" svg:x1="9.26cm" svg:y1="3.847cm" svg:x2="9.26cm" svg:y2="3.917cm">
          <text:p/>
        </draw:line>
        <draw:line draw:style-name="gr8" draw:text-style-name="P1" draw:layer="layout" svg:x1="8.16cm" svg:y1="3.847cm" svg:x2="8.16cm" svg:y2="3.917cm">
          <text:p/>
        </draw:line>
        <draw:line draw:style-name="gr8" draw:text-style-name="P1" draw:layer="layout" svg:x1="9.21cm" svg:y1="4.079cm" svg:x2="9.21cm" svg:y2="4.158cm">
          <text:p/>
        </draw:line>
        <draw:line draw:style-name="gr8" draw:text-style-name="P1" draw:layer="layout" svg:x1="8.21cm" svg:y1="4.079cm" svg:x2="8.21cm" svg:y2="4.158cm">
          <text:p/>
        </draw:line>
        <draw:line draw:style-name="gr8" draw:text-style-name="P1" draw:layer="layout" svg:x1="9.229cm" svg:y1="4.172cm" svg:x2="9.229cm" svg:y2="4.243cm">
          <text:p/>
        </draw:line>
        <draw:line draw:style-name="gr8" draw:text-style-name="P1" draw:layer="layout" svg:x1="8.191cm" svg:y1="4.172cm" svg:x2="8.191cm" svg:y2="4.243cm">
          <text:p/>
        </draw:line>
        <draw:path draw:style-name="gr6" draw:text-style-name="P3" draw:layer="layout" svg:width="6.71cm" svg:height="4.099cm" svg:x="19.056cm" svg:y="5.042cm" svg:viewBox="0 0 6711 4100" svg:d="M6711 2333v283c0 234-268 424-599 424h-600c-335 638-1195 1060-2157 1060-961 0-1821-422-2155-1060h-600c-331 0-600-190-600-424v-283-848c0-234 269-425 600-425h600c334-637 1194-1060 2155-1060 962 0 1822 423 2157 1060h600c331 0 599 191 599 425z">
          <text:p/>
        </draw:path>
        <draw:polygon draw:style-name="gr7" draw:text-style-name="P1" draw:layer="layout" svg:width="0cm" svg:height="0cm" svg:x="22.411cm" svg:y="7.092cm" svg:viewBox="0 0 0 0" draw:points="0,0">
          <text:p/>
        </draw:polygon>
        <draw:path draw:style-name="gr6" draw:text-style-name="P3" draw:layer="layout" svg:width="6.71cm" svg:height="3.251cm" svg:x="19.056cm" svg:y="5.89cm" svg:viewBox="0 0 6711 3252" svg:d="M1200 1060c334-637 1194-1060 2155-1060 962 0 1822 423 2157 1060h600c331 0 599 190 599 424v283c0 234-268 424-599 424h-600c-335 639-1195 1061-2157 1061-961 0-1821-422-2155-1061h-600c-331 0-600-190-600-424v-283c0-234 269-424 600-424z">
          <text:p/>
        </draw:path>
        <draw:polygon draw:style-name="gr7" draw:text-style-name="P1" draw:layer="layout" svg:width="0cm" svg:height="0cm" svg:x="22.411cm" svg:y="7.092cm" svg:viewBox="0 0 0 0" draw:points="0,0">
          <text:p/>
        </draw:polygon>
        <draw:path draw:style-name="gr6" draw:text-style-name="P3" draw:layer="layout" svg:width="3.848cm" svg:height="2.721cm" svg:x="20.487cm" svg:y="6.155cm" svg:viewBox="0 0 3849 2722" svg:d="M3849 1362c0-34-1-69-5-103-76-710-912-1259-1919-1259-1006 0-1844 549-1919 1259-4 34-6 69-6 103 0 751 863 1360 1925 1360 1063 0 1924-609 1924-1360z">
          <text:p/>
        </draw:path>
        <draw:polygon draw:style-name="gr7" draw:text-style-name="P1" draw:layer="layout" svg:width="0cm" svg:height="0cm" svg:x="22.411cm" svg:y="7.092cm" svg:viewBox="0 0 0 0" draw:points="0,0">
          <text:p/>
        </draw:polygon>
        <draw:path draw:style-name="gr6" draw:text-style-name="P3" draw:layer="layout" svg:width="3.837cm" svg:height="2.516cm" svg:x="20.493cm" svg:y="6.155cm" svg:viewBox="0 0 3838 2517" svg:d="M3838 1259c-76-709-912-1259-1919-1259-1006 0-1844 550-1919 1259 75 710 913 1258 1919 1258 1007 0 1843-548 1919-1258z">
          <text:p/>
        </draw:path>
        <draw:polygon draw:style-name="gr7" draw:text-style-name="P1" draw:layer="layout" svg:width="0cm" svg:height="0cm" svg:x="22.411cm" svg:y="7.092cm" svg:viewBox="0 0 0 0" draw:points="0,0">
          <text:p/>
        </draw:polygon>
        <draw:path draw:style-name="gr6" draw:text-style-name="P3" draw:layer="layout" svg:width="4.311cm" svg:height="1.908cm" svg:x="20.256cm" svg:y="5.042cm" svg:viewBox="0 0 4312 1909" svg:d="M0 1909c334-638 1194-1061 2155-1061 962 0 1822 423 2157 1061v-849c-335-637-1195-1060-2157-1060-961 0-1821 423-2155 1060z">
          <text:p/>
        </draw:path>
        <draw:polygon draw:style-name="gr7" draw:text-style-name="P1" draw:layer="layout" svg:width="0cm" svg:height="0cm" svg:x="22.411cm" svg:y="7.092cm" svg:viewBox="0 0 0 0" draw:points="0,0">
          <text:p/>
        </draw:polygon>
        <draw:path draw:style-name="gr6" draw:text-style-name="P3" draw:layer="layout" svg:width="1.199cm" svg:height="1.272cm" svg:x="24.567cm" svg:y="6.102cm" svg:viewBox="0 0 1200 1273" svg:d="M0 848h601c331 0 599 191 599 425v-849c0-234-268-424-599-424h-601z">
          <text:p/>
        </draw:path>
        <draw:polygon draw:style-name="gr7" draw:text-style-name="P1" draw:layer="layout" svg:width="0cm" svg:height="0cm" svg:x="22.411cm" svg:y="7.092cm" svg:viewBox="0 0 0 0" draw:points="0,0">
          <text:p/>
        </draw:polygon>
        <draw:path draw:style-name="gr6" draw:text-style-name="P3" draw:layer="layout" svg:width="1.2cm" svg:height="1.272cm" svg:x="19.056cm" svg:y="6.102cm" svg:viewBox="0 0 1201 1273" svg:d="M1201 848v-848h-601c-331 0-600 190-600 424v849c0-234 269-425 600-425z">
          <text:p/>
        </draw:path>
        <draw:polygon draw:style-name="gr7" draw:text-style-name="P1" draw:layer="layout" svg:width="0cm" svg:height="0cm" svg:x="22.411cm" svg:y="7.092cm" svg:viewBox="0 0 0 0" draw:points="0,0">
          <text:p/>
        </draw:polygon>
        <draw:path draw:style-name="gr6" draw:text-style-name="P3" draw:layer="layout" svg:width="3.848cm" svg:height="1.463cm" svg:x="20.487cm" svg:y="7.413cm" svg:viewBox="0 0 3849 1464" svg:d="M6 0c-4 34-6 69-6 103 0 752 863 1361 1925 1361 1063 0 1924-609 1924-1361 0-34-1-69-5-103-76 711-912 1259-1919 1259-1006 0-1844-548-1919-1259z">
          <text:p/>
        </draw:path>
        <draw:polygon draw:style-name="gr7" draw:text-style-name="P1" draw:layer="layout" svg:width="0cm" svg:height="0cm" svg:x="22.411cm" svg:y="7.092cm" svg:viewBox="0 0 0 0" draw:points="0,0">
          <text:p/>
        </draw:polygon>
        <draw:path draw:style-name="gr6" draw:text-style-name="P3" draw:layer="layout" svg:width="0.939cm" svg:height="0.664cm" svg:x="21.942cm" svg:y="6.979cm" svg:viewBox="0 0 940 665" svg:d="M940 332c0-95-57-185-156-248-14-8-29-17-44-24-79-39-173-60-270-60-96 0-190 21-269 60-16 7-30 16-44 24-101 63-157 153-157 248 0 183 211 333 470 333 260 0 470-150 470-333z">
          <text:p/>
        </draw:path>
        <draw:polygon draw:style-name="gr7" draw:text-style-name="P1" draw:layer="layout" svg:width="0cm" svg:height="0cm" svg:x="22.411cm" svg:y="7.092cm" svg:viewBox="0 0 0 0" draw:points="0,0">
          <text:p/>
        </draw:polygon>
        <draw:path draw:style-name="gr6" draw:text-style-name="P3" draw:layer="layout" svg:width="0.939cm" svg:height="0.58cm" svg:x="21.942cm" svg:y="7.063cm" svg:viewBox="0 0 940 581" svg:d="M157 0c-101 63-157 153-157 249 0 183 211 332 470 332 260 0 470-149 470-332 0-96-57-186-156-249-179 114-449 114-627 0z">
          <text:p/>
        </draw:path>
        <draw:polygon draw:style-name="gr7" draw:text-style-name="P1" draw:layer="layout" svg:width="0cm" svg:height="0cm" svg:x="22.411cm" svg:y="7.092cm" svg:viewBox="0 0 0 0" draw:points="0,0">
          <text:p/>
        </draw:polygon>
        <draw:path draw:style-name="gr6" draw:text-style-name="P3" draw:layer="layout" svg:width="0.7cm" svg:height="0.495cm" svg:x="24.71cm" svg:y="7.268cm" svg:viewBox="0 0 701 496" svg:d="M697 212c3 12 4 24 4 36 0 136-157 248-350 248s-351-112-351-248c0-12 2-24 4-36 25-121 173-212 347-212s322 91 346 212z">
          <text:p/>
        </draw:path>
        <draw:polygon draw:style-name="gr7" draw:text-style-name="P1" draw:layer="layout" svg:width="0cm" svg:height="0cm" svg:x="22.411cm" svg:y="7.092cm" svg:viewBox="0 0 0 0" draw:points="0,0">
          <text:p/>
        </draw:polygon>
        <draw:path draw:style-name="gr6" draw:text-style-name="P3" draw:layer="layout" svg:width="0.699cm" svg:height="0.495cm" svg:x="19.413cm" svg:y="7.268cm" svg:viewBox="0 0 700 496" svg:d="M697 212c2 12 3 24 3 36 0 136-156 248-351 248-193 0-349-112-349-248 0-12 1-24 3-36 25-121 173-212 346-212 175 0 323 91 348 212z">
          <text:p/>
        </draw:path>
        <draw:polygon draw:style-name="gr7" draw:text-style-name="P1" draw:layer="layout" svg:width="0cm" svg:height="0cm" svg:x="22.411cm" svg:y="7.092cm" svg:viewBox="0 0 0 0" draw:points="0,0">
          <text:p/>
        </draw:polygon>
        <draw:path draw:style-name="gr6" draw:text-style-name="P3" draw:layer="layout" svg:width="0.692cm" svg:height="0.424cm" svg:x="24.714cm" svg:y="7.268cm" svg:viewBox="0 0 693 425" svg:d="M346 0c174 0 323 91 347 213-24 122-173 212-347 212s-321-90-346-212c25-122 172-213 346-213z">
          <text:p/>
        </draw:path>
        <draw:polygon draw:style-name="gr7" draw:text-style-name="P1" draw:layer="layout" svg:width="0cm" svg:height="0cm" svg:x="22.411cm" svg:y="7.092cm" svg:viewBox="0 0 0 0" draw:points="0,0">
          <text:p/>
        </draw:polygon>
        <draw:path draw:style-name="gr6" draw:text-style-name="P3" draw:layer="layout" svg:width="0.693cm" svg:height="0.424cm" svg:x="19.416cm" svg:y="7.268cm" svg:viewBox="0 0 694 425" svg:d="M347 0c174 0 322 91 347 213-25 122-173 212-347 212s-322-90-347-212c25-122 173-213 347-213z">
          <text:p/>
        </draw:path>
        <draw:polygon draw:style-name="gr7" draw:text-style-name="P1" draw:layer="layout" svg:width="0cm" svg:height="0cm" svg:x="22.411cm" svg:y="7.092cm" svg:viewBox="0 0 0 0" draw:points="0,0">
          <text:p/>
        </draw:polygon>
        <draw:path draw:style-name="gr6" draw:text-style-name="P3" draw:layer="layout" svg:width="0.7cm" svg:height="0.283cm" svg:x="24.71cm" svg:y="7.48cm" svg:viewBox="0 0 701 284" svg:d="M697 0c3 12 4 24 4 36 0 136-157 248-350 248s-351-112-351-248c0-12 2-24 4-36 25 122 173 212 347 212s322-90 346-212z">
          <text:p/>
        </draw:path>
        <draw:polygon draw:style-name="gr7" draw:text-style-name="P1" draw:layer="layout" svg:width="0cm" svg:height="0cm" svg:x="22.411cm" svg:y="7.092cm" svg:viewBox="0 0 0 0" draw:points="0,0">
          <text:p/>
        </draw:polygon>
        <draw:path draw:style-name="gr6" draw:text-style-name="P3" draw:layer="layout" svg:width="0.699cm" svg:height="0.283cm" svg:x="19.413cm" svg:y="7.48cm" svg:viewBox="0 0 700 284" svg:d="M697 0c2 12 3 24 3 36 0 136-156 248-351 248-193 0-349-112-349-248 0-12 1-24 3-36 25 122 173 212 346 212 175 0 323-90 348-212z">
          <text:p/>
        </draw:path>
        <draw:polygon draw:style-name="gr7" draw:text-style-name="P1" draw:layer="layout" svg:width="0cm" svg:height="0cm" svg:x="22.411cm" svg:y="7.092cm" svg:viewBox="0 0 0 0" draw:points="0,0">
          <text:p/>
        </draw:polygon>
        <draw:path draw:style-name="gr6" draw:text-style-name="P3" draw:layer="layout" svg:width="0.539cm" svg:height="0.12cm" svg:x="22.142cm" svg:y="6.979cm" svg:viewBox="0 0 540 121" svg:d="M270 121c97 0 191-21 270-60-79-40-173-61-270-61s-191 21-270 61c79 39 173 60 270 60z">
          <text:p/>
        </draw:path>
        <draw:polygon draw:style-name="gr7" draw:text-style-name="P1" draw:layer="layout" svg:width="0cm" svg:height="0cm" svg:x="22.411cm" svg:y="7.092cm" svg:viewBox="0 0 0 0" draw:points="0,0">
          <text:p/>
        </draw:polygon>
        <draw:path draw:style-name="gr6" draw:text-style-name="P3" draw:layer="layout" svg:width="0.627cm" svg:height="0.109cm" svg:x="22.098cm" svg:y="7.039cm" svg:viewBox="0 0 628 110" svg:d="M44 0c-16 7-30 16-44 24 179 115 449 115 628 0-14-8-29-17-44-24-79 39-173 60-270 60-96 0-191-21-270-60z">
          <text:p/>
        </draw:path>
        <draw:polygon draw:style-name="gr7" draw:text-style-name="P1" draw:layer="layout" svg:width="0cm" svg:height="0cm" svg:x="22.411cm" svg:y="7.092cm" svg:viewBox="0 0 0 0" draw:points="0,0">
          <text:p/>
        </draw:polygon>
        <draw:path draw:style-name="gr8" draw:text-style-name="P1" draw:layer="layout" svg:width="0.692cm" svg:height="0.212cm" svg:x="24.714cm" svg:y="7.48cm" svg:viewBox="0 0 693 213" svg:d="M693 0c-24 123-173 213-347 213s-321-90-346-213">
          <text:p/>
        </draw:path>
        <draw:line draw:style-name="gr8" draw:text-style-name="P1" draw:layer="layout" svg:x1="20.256cm" svg:y1="6.102cm" svg:x2="19.656cm" svg:y2="6.102cm">
          <text:p/>
        </draw:line>
        <draw:path draw:style-name="gr8" draw:text-style-name="P1" draw:layer="layout" svg:width="0.6cm" svg:height="0.424cm" svg:x="19.056cm" svg:y="6.102cm" svg:viewBox="0 0 601 425" svg:d="M601 0c-332 0-601 191-601 425">
          <text:p/>
        </draw:path>
        <draw:path draw:style-name="gr8" draw:text-style-name="P1" draw:layer="layout" svg:width="4.311cm" svg:height="1.06cm" svg:x="20.256cm" svg:y="5.042cm" svg:viewBox="0 0 4312 1061" svg:d="M0 1061c334-638 1194-1061 2155-1061 962 0 1822 423 2157 1061">
          <text:p/>
        </draw:path>
        <draw:line draw:style-name="gr8" draw:text-style-name="P1" draw:layer="layout" svg:x1="24.567cm" svg:y1="6.102cm" svg:x2="25.167cm" svg:y2="6.102cm">
          <text:p/>
        </draw:line>
        <draw:path draw:style-name="gr8" draw:text-style-name="P1" draw:layer="layout" svg:width="0.599cm" svg:height="0.424cm" svg:x="25.167cm" svg:y="6.102cm" svg:viewBox="0 0 600 425" svg:d="M0 0c332 0 600 191 600 425">
          <text:p/>
        </draw:path>
        <draw:path draw:style-name="gr8" draw:text-style-name="P1" draw:layer="layout" svg:width="0.35cm" svg:height="0.248cm" svg:x="25.06cm" svg:y="7.268cm" svg:viewBox="0 0 351 249" svg:d="M0 0c193 0 351 112 351 249">
          <text:p/>
        </draw:path>
        <draw:path draw:style-name="gr8" draw:text-style-name="P1" draw:layer="layout" svg:width="0.7cm" svg:height="0.247cm" svg:x="24.71cm" svg:y="7.516cm" svg:viewBox="0 0 701 248" svg:d="M701 0c0 137-157 248-350 248s-351-111-351-248">
          <text:p/>
        </draw:path>
        <draw:path draw:style-name="gr8" draw:text-style-name="P1" draw:layer="layout" svg:width="0.35cm" svg:height="0.248cm" svg:x="24.71cm" svg:y="7.268cm" svg:viewBox="0 0 351 249" svg:d="M0 249c0-137 157-249 351-249">
          <text:p/>
        </draw:path>
        <draw:line draw:style-name="gr8" draw:text-style-name="P1" draw:layer="layout" svg:x1="20.256cm" svg:y1="6.95cm" svg:x2="19.656cm" svg:y2="6.95cm">
          <text:p/>
        </draw:line>
        <draw:line draw:style-name="gr8" draw:text-style-name="P1" draw:layer="layout" svg:x1="20.256cm" svg:y1="6.95cm" svg:x2="20.256cm" svg:y2="6.102cm">
          <text:p/>
        </draw:line>
        <draw:path draw:style-name="gr8" draw:text-style-name="P1" draw:layer="layout" svg:width="0.6cm" svg:height="0.424cm" svg:x="19.056cm" svg:y="6.95cm" svg:viewBox="0 0 601 425" svg:d="M601 0c-332 0-601 191-601 425">
          <text:p/>
        </draw:path>
        <draw:line draw:style-name="gr8" draw:text-style-name="P1" draw:layer="layout" svg:x1="19.056cm" svg:y1="7.374cm" svg:x2="19.056cm" svg:y2="6.526cm">
          <text:p/>
        </draw:line>
        <draw:line draw:style-name="gr8" draw:text-style-name="P1" draw:layer="layout" svg:x1="24.567cm" svg:y1="6.95cm" svg:x2="24.567cm" svg:y2="6.102cm">
          <text:p/>
        </draw:line>
        <draw:path draw:style-name="gr8" draw:text-style-name="P1" draw:layer="layout" svg:width="4.311cm" svg:height="1.06cm" svg:x="20.256cm" svg:y="5.89cm" svg:viewBox="0 0 4312 1061" svg:d="M0 1061c334-638 1194-1061 2155-1061 962 0 1822 423 2157 1061">
          <text:p/>
        </draw:path>
        <draw:line draw:style-name="gr8" draw:text-style-name="P1" draw:layer="layout" svg:x1="19.056cm" svg:y1="7.374cm" svg:x2="19.056cm" svg:y2="7.657cm">
          <text:p/>
        </draw:line>
        <draw:line draw:style-name="gr8" draw:text-style-name="P1" draw:layer="layout" svg:x1="24.567cm" svg:y1="6.95cm" svg:x2="25.167cm" svg:y2="6.95cm">
          <text:p/>
        </draw:line>
        <draw:path draw:style-name="gr8" draw:text-style-name="P1" draw:layer="layout" svg:width="0.6cm" svg:height="0.424cm" svg:x="19.056cm" svg:y="7.657cm" svg:viewBox="0 0 601 425" svg:d="M0 0c0 235 269 425 601 425">
          <text:p/>
        </draw:path>
        <draw:path draw:style-name="gr8" draw:text-style-name="P1" draw:layer="layout" svg:width="0.599cm" svg:height="0.424cm" svg:x="25.167cm" svg:y="6.95cm" svg:viewBox="0 0 600 425" svg:d="M0 0c332 0 600 191 600 425">
          <text:p/>
        </draw:path>
        <draw:line draw:style-name="gr8" draw:text-style-name="P1" draw:layer="layout" svg:x1="25.766cm" svg:y1="7.374cm" svg:x2="25.766cm" svg:y2="6.526cm">
          <text:p/>
        </draw:line>
        <draw:line draw:style-name="gr8" draw:text-style-name="P1" draw:layer="layout" svg:x1="19.656cm" svg:y1="8.081cm" svg:x2="20.256cm" svg:y2="8.081cm">
          <text:p/>
        </draw:line>
        <draw:line draw:style-name="gr8" draw:text-style-name="P1" draw:layer="layout" svg:x1="25.766cm" svg:y1="7.374cm" svg:x2="25.766cm" svg:y2="7.657cm">
          <text:p/>
        </draw:line>
        <draw:path draw:style-name="gr8" draw:text-style-name="P1" draw:layer="layout" svg:width="4.311cm" svg:height="1.06cm" svg:x="20.256cm" svg:y="8.081cm" svg:viewBox="0 0 4312 1061" svg:d="M4312 0c-335 638-1195 1061-2157 1061-961 0-1821-423-2155-1061">
          <text:p/>
        </draw:path>
        <draw:path draw:style-name="gr8" draw:text-style-name="P1" draw:layer="layout" svg:width="0.599cm" svg:height="0.424cm" svg:x="25.167cm" svg:y="7.657cm" svg:viewBox="0 0 600 425" svg:d="M600 0c0 235-268 425-600 425">
          <text:p/>
        </draw:path>
        <draw:line draw:style-name="gr8" draw:text-style-name="P1" draw:layer="layout" svg:x1="25.167cm" svg:y1="8.081cm" svg:x2="24.567cm" svg:y2="8.081cm">
          <text:p/>
        </draw:line>
        <draw:path draw:style-name="gr8" draw:text-style-name="P1" draw:layer="layout" svg:width="0.269cm" svg:height="0.06cm" svg:x="22.142cm" svg:y="7.039cm" svg:viewBox="0 0 270 61" svg:d="M0 0c80 40 174 61 270 61">
          <text:p/>
        </draw:path>
        <draw:path draw:style-name="gr8" draw:text-style-name="P1" draw:layer="layout" svg:width="0.27cm" svg:height="0.06cm" svg:x="22.411cm" svg:y="7.039cm" svg:viewBox="0 0 271 61" svg:d="M0 61c98 0 192-21 271-61">
          <text:p/>
        </draw:path>
        <draw:path draw:style-name="gr8" draw:text-style-name="P1" draw:layer="layout" svg:width="1.924cm" svg:height="1.361cm" svg:x="20.487cm" svg:y="6.155cm" svg:viewBox="0 0 1925 1362" svg:d="M1925 0c-1063 0-1925 609-1925 1362">
          <text:p/>
        </draw:path>
        <draw:path draw:style-name="gr8" draw:text-style-name="P1" draw:layer="layout" svg:width="3.848cm" svg:height="1.36cm" svg:x="20.487cm" svg:y="7.516cm" svg:viewBox="0 0 3849 1361" svg:d="M0 0c0 751 863 1361 1925 1361 1063 0 1924-610 1924-1361">
          <text:p/>
        </draw:path>
        <draw:path draw:style-name="gr8" draw:text-style-name="P1" draw:layer="layout" svg:width="1.924cm" svg:height="1.361cm" svg:x="22.411cm" svg:y="6.155cm" svg:viewBox="0 0 1925 1362" svg:d="M1925 1362c0-753-862-1362-1925-1362">
          <text:p/>
        </draw:path>
        <draw:path draw:style-name="gr8" draw:text-style-name="P1" draw:layer="layout" svg:width="0.35cm" svg:height="0.248cm" svg:x="19.762cm" svg:y="7.268cm" svg:viewBox="0 0 351 249" svg:d="M0 0c194 0 351 112 351 249">
          <text:p/>
        </draw:path>
        <draw:path draw:style-name="gr8" draw:text-style-name="P1" draw:layer="layout" svg:width="0.699cm" svg:height="0.247cm" svg:x="19.413cm" svg:y="7.516cm" svg:viewBox="0 0 700 248" svg:d="M700 0c0 137-156 248-351 248-193 0-349-111-349-248">
          <text:p/>
        </draw:path>
        <draw:path draw:style-name="gr8" draw:text-style-name="P1" draw:layer="layout" svg:width="0.349cm" svg:height="0.248cm" svg:x="19.413cm" svg:y="7.268cm" svg:viewBox="0 0 350 249" svg:d="M0 249c0-137 156-249 350-249">
          <text:p/>
        </draw:path>
        <draw:path draw:style-name="gr8" draw:text-style-name="P1" draw:layer="layout" svg:width="0.627cm" svg:height="0.085cm" svg:x="22.098cm" svg:y="7.063cm" svg:viewBox="0 0 628 86" svg:d="M0 0c179 115 449 115 628 0">
          <text:p/>
        </draw:path>
        <draw:path draw:style-name="gr8" draw:text-style-name="P1" draw:layer="layout" svg:width="3.837cm" svg:height="1.258cm" svg:x="20.493cm" svg:y="7.413cm" svg:viewBox="0 0 3838 1259" svg:d="M0 0c75 710 913 1259 1919 1259 1007 0 1843-549 1919-1259">
          <text:p/>
        </draw:path>
        <draw:path draw:style-name="gr8" draw:text-style-name="P1" draw:layer="layout" svg:width="0.693cm" svg:height="0.212cm" svg:x="19.416cm" svg:y="7.48cm" svg:viewBox="0 0 694 213" svg:d="M694 0c-25 123-173 213-347 213s-322-90-347-213">
          <text:p/>
        </draw:path>
        <draw:path draw:style-name="gr8" draw:text-style-name="P1" draw:layer="layout" svg:width="0.469cm" svg:height="0.332cm" svg:x="21.942cm" svg:y="6.979cm" svg:viewBox="0 0 470 333" svg:d="M470 0c-260 0-470 148-470 333">
          <text:p/>
        </draw:path>
        <draw:path draw:style-name="gr8" draw:text-style-name="P1" draw:layer="layout" svg:width="0.939cm" svg:height="0.332cm" svg:x="21.942cm" svg:y="7.311cm" svg:viewBox="0 0 940 333" svg:d="M0 0c0 184 211 333 470 333 260 0 470-149 470-333">
          <text:p/>
        </draw:path>
        <draw:path draw:style-name="gr8" draw:text-style-name="P1" draw:layer="layout" svg:width="0.47cm" svg:height="0.332cm" svg:x="22.411cm" svg:y="6.979cm" svg:viewBox="0 0 471 333" svg:d="M471 333c0-185-211-333-471-333">
          <text:p/>
        </draw:path>
        <draw:polygon draw:style-name="gr9" draw:text-style-name="P2" draw:layer="layout" svg:width="0.208cm" svg:height="0.504cm" svg:x="16.682cm" svg:y="6.861cm" svg:viewBox="0 0 209 505" draw:points="209,0 0,466 163,505">
          <text:p/>
        </draw:polygon>
        <draw:frame draw:style-name="gr10" draw:text-style-name="P5" draw:layer="layout" svg:width="0.532cm" svg:height="0.623cm" svg:x="27.686cm" svg:y="19.333cm">
          <draw:text-box>
            <text:p text:style-name="P4"><text:span text:style-name="T1">X</text:span></text:p>
          </draw:text-box>
        </draw:frame>
        <draw:frame draw:style-name="gr10" draw:text-style-name="P7" draw:layer="layout" svg:width="7.283cm" svg:height="0.532cm" svg:x="18.625cm" svg:y="15.597cm">
          <draw:text-box>
            <text:p text:style-name="P6"><text:span text:style-name="T2">Syringe Plunger Coupler 10mL BD inserts</text:span></text:p>
          </draw:text-box>
        </draw:frame>
        <draw:frame draw:style-name="gr10" draw:text-style-name="P5" draw:layer="layout" svg:width="2.673cm" svg:height="0.623cm" svg:x="19.026cm" svg:y="18.681cm">
          <draw:text-box>
            <text:p text:style-name="P4"><text:span text:style-name="T1">PP-IS0126</text:span></text:p>
          </draw:text-box>
        </draw:frame>
        <draw:polygon draw:style-name="gr9" draw:text-style-name="P2" draw:layer="layout" svg:width="0.208cm" svg:height="0.504cm" draw:transform="rotate (0.611563369898813) translate (11.640154873907cm 7.11161658782587cm)" svg:viewBox="0 0 209 505" draw:points="209,0 0,466 163,505">
          <text:p/>
        </draw:polygon>
        <draw:polygon draw:style-name="gr9" draw:text-style-name="P2" draw:layer="layout" svg:width="0.208cm" svg:height="0.504cm" draw:transform="rotate (0.259704992696756) translate (14.1047751061717cm 7.04215735092141cm)" svg:viewBox="0 0 209 505" draw:points="209,0 0,466 163,505">
          <text:p/>
        </draw:polygon>
        <draw:line draw:style-name="gr11" draw:text-style-name="P1" draw:layer="layout" svg:x1="16.765cm" svg:y1="7.239cm" svg:x2="14.351cm" svg:y2="11.811cm">
          <text:p/>
        </draw:line>
        <draw:line draw:style-name="gr11" draw:text-style-name="P1" draw:layer="layout" svg:x1="14.301cm" svg:y1="7.493cm" svg:x2="14.351cm" svg:y2="11.811cm">
          <text:p/>
        </draw:line>
        <draw:line draw:style-name="gr11" draw:text-style-name="P1" draw:layer="layout" svg:x1="11.939cm" svg:y1="7.366cm" svg:x2="14.351cm" svg:y2="11.811cm">
          <text:p/>
        </draw:line>
        <draw:polygon draw:style-name="gr9" draw:text-style-name="P2" draw:layer="layout" svg:width="0.208cm" svg:height="0.504cm" draw:transform="rotate (0.611563369898813) translate (19.641154873907cm 7.86661658782587cm)" svg:viewBox="0 0 209 505" draw:points="209,0 0,466 163,505">
          <text:p/>
        </draw:polygon>
        <draw:polygon draw:style-name="gr9" draw:text-style-name="P2" draw:layer="layout" svg:width="0.208cm" svg:height="0.504cm" draw:transform="rotate (0.259704992696756) translate (22.1917751061717cm 7.67415735092141cm)" svg:viewBox="0 0 209 505" draw:points="209,0 0,466 163,505">
          <text:p/>
        </draw:polygon>
        <draw:polygon draw:style-name="gr9" draw:text-style-name="P2" draw:layer="layout" svg:width="0.208cm" svg:height="0.504cm" svg:x="24.892cm" svg:y="7.623cm" svg:viewBox="0 0 209 505" draw:points="209,0 0,466 163,505">
          <text:p/>
        </draw:polygon>
        <draw:line draw:style-name="gr11" draw:text-style-name="P1" draw:layer="layout" svg:x1="19.94cm" svg:y1="8.128cm" svg:x2="22.479cm" svg:y2="12.446cm">
          <text:p/>
        </draw:line>
        <draw:line draw:style-name="gr11" draw:text-style-name="P1" draw:layer="layout" svg:x1="22.403cm" svg:y1="8.128cm" svg:x2="22.479cm" svg:y2="12.446cm">
          <text:p/>
        </draw:line>
        <draw:line draw:style-name="gr11" draw:text-style-name="P1" draw:layer="layout" svg:x1="25.019cm" svg:y1="8.001cm" svg:x2="22.479cm" svg:y2="12.446cm">
          <text:p/>
        </draw:line>
        <draw:frame draw:style-name="gr10" draw:text-style-name="P5" draw:layer="layout" svg:width="5.298cm" svg:height="0.623cm" svg:x="12.101cm" svg:y="11.823cm">
          <draw:text-box>
            <text:p text:style-name="P4"><text:span text:style-name="T1">3X M3 Brass Inserts</text:span></text:p>
          </draw:text-box>
        </draw:frame>
        <draw:frame draw:style-name="gr10" draw:text-style-name="P5" draw:layer="layout" svg:width="3.744cm" svg:height="0.623cm" svg:x="12.827cm" svg:y="12.446cm">
          <draw:text-box>
            <text:p text:style-name="P4"><text:span text:style-name="T1">[HD-MS0030] </text:span></text:p>
          </draw:text-box>
        </draw:frame>
        <draw:frame draw:style-name="gr10" draw:text-style-name="P9" draw:layer="layout" svg:width="7.732cm" svg:height="1.059cm" svg:x="20.081cm" svg:y="12.53cm">
          <draw:text-box>
            <text:p text:style-name="P8"><text:span text:style-name="T3">Remove bloom,</text:span><text:span text:style-name="T3"><text:line-break/></text:span><text:span text:style-name="T3">Threads must be clear of materia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9-06T09:10:13.084652777</dc:date>
    <meta:editing-duration>PT37M41S</meta:editing-duration>
    <meta:editing-cycles>2</meta:editing-cycles>
    <meta:generator>LibreOffice/5.2.7.2$Linux_X86_64 LibreOffice_project/20m0$Build-2</meta:generator>
    <meta:document-statistic meta:object-count="566"/>
  </office:meta>
</office:document-meta>
</file>